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19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6146in"/>
    </style:style>
    <style:style style:name="co27" style:family="table-column">
      <style:table-column-properties fo:break-before="auto" style:column-width="1.552in"/>
    </style:style>
    <style:style style:name="co29" style:family="table-column">
      <style:table-column-properties fo:break-before="auto" style:column-width="1.4063in"/>
    </style:style>
    <style:style style:name="co28" style:family="table-column">
      <style:table-column-properties fo:break-before="auto" style:column-width="1.0626in"/>
    </style:style>
    <style:style style:name="co30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4.1043in"/>
    </style:style>
    <style:style style:name="co42" style:family="table-column">
      <style:table-column-properties fo:break-before="auto" style:column-width="3.7189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1.031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0.8543in"/>
    </style:style>
    <style:style style:name="co38" style:family="table-column">
      <style:table-column-properties fo:break-before="auto" style:column-width="3.25in"/>
    </style:style>
    <style:style style:name="co39" style:family="table-column">
      <style:table-column-properties fo:break-before="auto" style:column-width="3.4689in"/>
    </style:style>
    <style:style style:name="co40" style:family="table-column">
      <style:table-column-properties fo:break-before="auto" style:column-width="3.9689in"/>
    </style:style>
    <style:style style:name="co41" style:family="table-column">
      <style:table-column-properties fo:break-before="auto" style:column-width="2.9898in"/>
    </style:style>
    <style:style style:name="co47" style:family="table-column">
      <style:table-column-properties fo:break-before="auto" style:column-width="3.3228in"/>
    </style:style>
    <style:style style:name="co48" style:family="table-column">
      <style:table-column-properties fo:break-before="auto" style:column-width="3.4374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0.5102in"/>
    </style:style>
    <style:style style:name="ro135" style:family="table-row">
      <style:table-row-properties style:row-height="0.1953in" fo:break-before="auto" style:use-optimal-row-height="true"/>
    </style:style>
    <style:style style:name="ro38" style:family="table-row">
      <style:table-row-properties style:row-height="0.2453in" fo:break-before="auto" style:use-optimal-row-height="true"/>
    </style:style>
    <style:style style:name="ro81" style:family="table-row">
      <style:table-row-properties style:row-height="0.5799in" fo:break-before="auto" style:use-optimal-row-height="tru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071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84" style:family="table-row">
      <style:table-row-properties style:row-height="1.886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85" style:family="table-row">
      <style:table-row-properties style:row-height="2.6327in" fo:break-before="auto" style:use-optimal-row-height="true"/>
    </style:style>
    <style:style style:name="ro86" style:family="table-row">
      <style:table-row-properties style:row-height="3.0055in" fo:break-before="auto" style:use-optimal-row-height="true"/>
    </style:style>
    <style:style style:name="ro87" style:family="table-row">
      <style:table-row-properties style:row-height="3.3783in" fo:break-before="auto" style:use-optimal-row-height="true"/>
    </style:style>
    <style:style style:name="ro88" style:family="table-row">
      <style:table-row-properties style:row-height="2.4457in" fo:break-before="auto" style:use-optimal-row-height="true"/>
    </style:style>
    <style:style style:name="ro89" style:family="table-row">
      <style:table-row-properties style:row-height="2.9272in" fo:break-before="auto" style:use-optimal-row-height="false"/>
    </style:style>
    <style:style style:name="ro90" style:family="table-row">
      <style:table-row-properties style:row-height="2.2591in" fo:break-before="auto" style:use-optimal-row-height="true"/>
    </style:style>
    <style:style style:name="ro91" style:family="table-row">
      <style:table-row-properties style:row-height="2.0728in" fo:break-before="auto" style:use-optimal-row-height="true"/>
    </style:style>
    <style:style style:name="ro92" style:family="table-row">
      <style:table-row-properties style:row-height="2.5102in" fo:break-before="auto" style:use-optimal-row-height="false"/>
    </style:style>
    <style:style style:name="ro136" style:family="table-row">
      <style:table-row-properties style:row-height="1.6992in" fo:break-before="auto" style:use-optimal-row-height="true"/>
    </style:style>
    <style:style style:name="ro140" style:family="table-row">
      <style:table-row-properties style:row-height="0.3937in" fo:break-before="auto" style:use-optimal-row-height="true"/>
    </style:style>
    <style:style style:name="ro141" style:family="table-row">
      <style:table-row-properties style:row-height="3.9382in" fo:break-before="auto" style:use-optimal-row-height="true"/>
    </style:style>
    <style:style style:name="ro142" style:family="table-row">
      <style:table-row-properties style:row-height="3.1925in" fo:break-before="auto" style:use-optimal-row-height="true"/>
    </style:style>
    <style:style style:name="ro143" style:family="table-row">
      <style:table-row-properties style:row-height="2.8189in" fo:break-before="auto" style:use-optimal-row-height="true"/>
    </style:style>
    <style:style style:name="ro144" style:family="table-row">
      <style:table-row-properties style:row-height="3.3437in" fo:break-before="auto" style:use-optimal-row-height="false"/>
    </style:style>
    <style:style style:name="ro145" style:family="table-row">
      <style:table-row-properties style:row-height="4.311in" fo:break-before="auto" style:use-optimal-row-height="true"/>
    </style:style>
    <style:style style:name="ro146" style:family="table-row">
      <style:table-row-properties style:row-height="3.7516in" fo:break-before="auto" style:use-optimal-row-height="true"/>
    </style:style>
    <style:style style:name="ro44" style:family="table-row">
      <style:table-row-properties style:row-height="0.7189in" fo:break-before="auto" style:use-optimal-row-height="false"/>
    </style:style>
    <style:style style:name="ro45" style:family="table-row">
      <style:table-row-properties style:row-height="0.6335in" fo:break-before="auto" style:use-optimal-row-height="false"/>
    </style:style>
    <style:style style:name="ro46" style:family="table-row">
      <style:table-row-properties style:row-height="0.6854in" fo:break-before="auto" style:use-optimal-row-height="false"/>
    </style:style>
    <style:style style:name="ro47" style:family="table-row">
      <style:table-row-properties style:row-height="0.5563in" fo:break-before="auto" style:use-optimal-row-height="false"/>
    </style:style>
    <style:style style:name="ro48" style:family="table-row">
      <style:table-row-properties style:row-height="0.5689in" fo:break-before="auto" style:use-optimal-row-height="false"/>
    </style:style>
    <style:style style:name="ro49" style:family="table-row">
      <style:table-row-properties style:row-height="0.5311in" fo:break-before="auto" style:use-optimal-row-height="false"/>
    </style:style>
    <style:style style:name="ro50" style:family="table-row">
      <style:table-row-properties style:row-height="0.5957in" fo:break-before="auto" style:use-optimal-row-height="false"/>
    </style:style>
    <style:style style:name="ro51" style:family="table-row">
      <style:table-row-properties style:row-height="0.7626in" fo:break-before="auto" style:use-optimal-row-height="false"/>
    </style:style>
    <style:style style:name="ro52" style:family="table-row">
      <style:table-row-properties style:row-height="0.6063in" fo:break-before="auto" style:use-optimal-row-height="false"/>
    </style:style>
    <style:style style:name="ro53" style:family="table-row">
      <style:table-row-properties style:row-height="0.698in" fo:break-before="auto" style:use-optimal-row-height="false"/>
    </style:style>
    <style:style style:name="ro54" style:family="table-row">
      <style:table-row-properties style:row-height="0.648in" fo:break-before="auto" style:use-optimal-row-height="false"/>
    </style:style>
    <style:style style:name="ro55" style:family="table-row">
      <style:table-row-properties style:row-height="0.5728in" fo:break-before="auto" style:use-optimal-row-height="false"/>
    </style:style>
    <style:style style:name="ro56" style:family="table-row">
      <style:table-row-properties style:row-height="0.6583in" fo:break-before="auto" style:use-optimal-row-height="false"/>
    </style:style>
    <style:style style:name="ro73" style:family="table-row">
      <style:table-row-properties style:row-height="0.6043in" fo:break-before="auto" style:use-optimal-row-height="false"/>
    </style:style>
    <style:style style:name="ro74" style:family="table-row">
      <style:table-row-properties style:row-height="0.4917in" fo:break-before="auto" style:use-optimal-row-height="false"/>
    </style:style>
    <style:style style:name="ro75" style:family="table-row">
      <style:table-row-properties style:row-height="0.5437in" fo:break-before="auto" style:use-optimal-row-height="false"/>
    </style:style>
    <style:style style:name="ro76" style:family="table-row">
      <style:table-row-properties style:row-height="0.5189in" fo:break-before="auto" style:use-optimal-row-height="false"/>
    </style:style>
    <style:style style:name="ro77" style:family="table-row">
      <style:table-row-properties style:row-height="0.4146in" fo:break-before="auto" style:use-optimal-row-height="false"/>
    </style:style>
    <style:style style:name="ro78" style:family="table-row">
      <style:table-row-properties style:row-height="0.5835in" fo:break-before="auto" style:use-optimal-row-height="false"/>
    </style:style>
    <style:style style:name="ro79" style:family="table-row">
      <style:table-row-properties style:row-height="0.2291in" fo:break-before="auto" style:use-optimal-row-height="false"/>
    </style:style>
    <style:style style:name="ro80" style:family="table-row">
      <style:table-row-properties style:row-height="0.3874in" fo:break-before="auto" style:use-optimal-row-height="false"/>
    </style:style>
    <style:style style:name="ro82" style:family="table-row">
      <style:table-row-properties style:row-height="0.5043in" fo:break-before="auto" style:use-optimal-row-height="false"/>
    </style:style>
    <style:style style:name="ro83" style:family="table-row">
      <style:table-row-properties style:row-height="0.5937in" fo:break-before="auto" style:use-optimal-row-height="false"/>
    </style:style>
    <style:style style:name="ro93" style:family="table-row">
      <style:table-row-properties style:row-height="0.6146in" fo:break-before="auto" style:use-optimal-row-height="false"/>
    </style:style>
    <style:style style:name="ro94" style:family="table-row">
      <style:table-row-properties style:row-height="0.6354in" fo:break-before="auto" style:use-optimal-row-height="false"/>
    </style:style>
    <style:style style:name="ro95" style:family="table-row">
      <style:table-row-properties style:row-height="0.5417in" fo:break-before="auto" style:use-optimal-row-height="false"/>
    </style:style>
    <style:style style:name="ro96" style:family="table-row">
      <style:table-row-properties style:row-height="0.5626in" fo:break-before="auto" style:use-optimal-row-height="false"/>
    </style:style>
    <style:style style:name="ro97" style:family="table-row">
      <style:table-row-properties style:row-height="0.752in" fo:break-before="auto" style:use-optimal-row-height="false"/>
    </style:style>
    <style:style style:name="ro98" style:family="table-row">
      <style:table-row-properties style:row-height="0.7126in" fo:break-before="auto" style:use-optimal-row-height="false"/>
    </style:style>
    <style:style style:name="ro99" style:family="table-row">
      <style:table-row-properties style:row-height="0.6228in" fo:break-before="auto" style:use-optimal-row-height="false"/>
    </style:style>
    <style:style style:name="ro100" style:family="table-row">
      <style:table-row-properties style:row-height="0.6752in" fo:break-before="auto" style:use-optimal-row-height="false"/>
    </style:style>
    <style:style style:name="ro101" style:family="table-row">
      <style:table-row-properties style:row-height="0.6437in" fo:break-before="auto" style:use-optimal-row-height="false"/>
    </style:style>
    <style:style style:name="ro102" style:family="table-row">
      <style:table-row-properties style:row-height="0.4791in" fo:break-before="auto" style:use-optimal-row-height="false"/>
    </style:style>
    <style:style style:name="ro103" style:family="table-row">
      <style:table-row-properties style:row-height="0.4543in" fo:break-before="auto" style:use-optimal-row-height="false"/>
    </style:style>
    <style:style style:name="ro104" style:family="table-row">
      <style:table-row-properties style:row-height="0.4665in" fo:break-before="auto" style:use-optimal-row-height="false"/>
    </style:style>
    <style:style style:name="ro105" style:family="table-row">
      <style:table-row-properties style:row-height="0.7252in" fo:break-before="auto" style:use-optimal-row-height="false"/>
    </style:style>
    <style:style style:name="ro106" style:family="table-row">
      <style:table-row-properties style:row-height="0.2189in" fo:break-before="auto" style:use-optimal-row-height="false"/>
    </style:style>
    <style:style style:name="ro107" style:family="table-row">
      <style:table-row-properties style:row-height="0.2165in" fo:break-before="auto" style:use-optimal-row-height="false"/>
    </style:style>
    <style:style style:name="ro108" style:family="table-row">
      <style:table-row-properties style:row-height="0.7374in" fo:break-before="auto" style:use-optimal-row-height="false"/>
    </style:style>
    <style:style style:name="ro109" style:family="table-row">
      <style:table-row-properties style:row-height="1.1335in" fo:break-before="auto" style:use-optimal-row-height="false"/>
    </style:style>
    <style:style style:name="ro110" style:family="table-row">
      <style:table-row-properties style:row-height="0.5209in" fo:break-before="auto" style:use-optimal-row-height="false"/>
    </style:style>
    <style:style style:name="ro111" style:family="table-row">
      <style:table-row-properties style:row-height="0.3957in" fo:break-before="auto" style:use-optimal-row-height="false"/>
    </style:style>
    <style:style style:name="ro112" style:family="table-row">
      <style:table-row-properties style:row-height="0.2272in" fo:break-before="auto" style:use-optimal-row-height="false"/>
    </style:style>
    <style:style style:name="ro113" style:family="table-row">
      <style:table-row-properties style:row-height="0.4583in" fo:break-before="auto" style:use-optimal-row-height="false"/>
    </style:style>
    <style:style style:name="ro114" style:family="table-row">
      <style:table-row-properties style:row-height="0.3728in" fo:break-before="auto" style:use-optimal-row-height="true"/>
    </style:style>
    <style:style style:name="ro115" style:family="table-row">
      <style:table-row-properties style:row-height="0.4165in" fo:break-before="auto" style:use-optimal-row-height="false"/>
    </style:style>
    <style:style style:name="ro116" style:family="table-row">
      <style:table-row-properties style:row-height="0.552in" fo:break-before="auto" style:use-optimal-row-height="false"/>
    </style:style>
    <style:style style:name="ro117" style:family="table-row">
      <style:table-row-properties style:row-height="0.5492in" fo:break-before="auto" style:use-optimal-row-height="true"/>
    </style:style>
    <style:style style:name="ro118" style:family="table-row">
      <style:table-row-properties style:row-height="0.5in" fo:break-before="auto" style:use-optimal-row-height="false"/>
    </style:style>
    <style:style style:name="ro119" style:family="table-row">
      <style:table-row-properties style:row-height="0.4898in" fo:break-before="auto" style:use-optimal-row-height="false"/>
    </style:style>
    <style:style style:name="ro120" style:family="table-row">
      <style:table-row-properties style:row-height="0.7252in" fo:break-before="auto" style:use-optimal-row-height="true"/>
    </style:style>
    <style:style style:name="ro121" style:family="table-row">
      <style:table-row-properties style:row-height="0.4008in" fo:break-before="auto" style:use-optimal-row-height="false"/>
    </style:style>
    <style:style style:name="ro122" style:family="table-row">
      <style:table-row-properties style:row-height="0.3898in" fo:break-before="auto" style:use-optimal-row-height="false"/>
    </style:style>
    <style:style style:name="ro123" style:family="table-row">
      <style:table-row-properties style:row-height="0.7665in" fo:break-before="auto" style:use-optimal-row-height="true"/>
    </style:style>
    <style:style style:name="ro124" style:family="table-row">
      <style:table-row-properties style:row-height="0.9535in" fo:break-before="auto" style:use-optimal-row-height="true"/>
    </style:style>
    <style:style style:name="ro125" style:family="table-row">
      <style:table-row-properties style:row-height="1.3264in" fo:break-before="auto" style:use-optimal-row-height="true"/>
    </style:style>
    <style:style style:name="ro126" style:family="table-row">
      <style:table-row-properties style:row-height="1.5134in" fo:break-before="auto" style:use-optimal-row-height="true"/>
    </style:style>
    <style:style style:name="ro127" style:family="table-row">
      <style:table-row-properties style:row-height="1.1398in" fo:break-before="auto" style:use-optimal-row-height="true"/>
    </style:style>
    <style:style style:name="ro128" style:family="table-row">
      <style:table-row-properties style:row-height="0.378in" fo:break-before="auto" style:use-optimal-row-height="true"/>
    </style:style>
    <style:style style:name="ro129" style:family="table-row">
      <style:table-row-properties style:row-height="0.55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0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3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6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7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8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9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6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7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72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7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78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7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80" style:family="table-cell" style:parent-style-name="Default" style:data-style-name="N0">
      <style:table-cell-properties fo:background-color="#94bd5e" fo:wrap-option="wrap" style:vertical-align="top"/>
    </style:style>
    <style:style style:name="ce81" style:family="table-cell" style:parent-style-name="Default" style:data-style-name="N0">
      <style:table-cell-properties fo:background-color="transparent" fo:wrap-option="wrap" style:vertical-align="top"/>
    </style:style>
    <style:style style:name="ce82" style:family="table-cell" style:parent-style-name="Default" style:data-style-name="N0">
      <style:table-cell-properties fo:background-color="#ffffff" fo:wrap-option="wrap" style:vertical-align="top"/>
    </style:style>
    <style:style style:name="ce83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93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9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08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0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11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5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19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0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21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22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24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2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30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131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132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4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2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4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4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5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46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47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48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49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0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1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4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6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57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6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63" style:family="table-cell" style:parent-style-name="Default" style:data-style-name="N0">
      <style:table-cell-properties fo:background-color="#c0c0c0"/>
    </style:style>
    <style:style style:name="ce16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66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column table:style-name="co29" table:default-cell-style-name="ce2"/>
        <table:table-column table:style-name="co28" table:default-cell-style-name="ce2"/>
        <table:table-column table:style-name="co28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38">
          <table:table-cell table:number-columns-repeated="3"/>
          <table:table-cell table:style-name="ce101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04" office:value-type="date" office:date-value="2011-09-06">
            <text:p>09-06-2011</text:p>
          </table:table-cell>
          <table:table-cell table:number-columns-repeated="1019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81">
          <table:table-cell/>
          <table:table-cell table:style-name="ce1" table:number-columns-repeated="2"/>
          <table:table-cell table:style-name="ce102" office:value-type="string">
            <text:p>Test Type</text:p>
          </table:table-cell>
          <table:table-cell table:style-name="ce102" office:value-type="string">
            <text:p>Total No. of Test Case</text:p>
          </table:table-cell>
          <table:table-cell table:style-name="ce102" office:value-type="string">
            <text:p>No. of Test Cases Automated completely</text:p>
          </table:table-cell>
          <table:table-cell table:style-name="ce102" office:value-type="string">
            <text:p>Automatable</text:p>
          </table:table-cell>
          <table:table-cell table:style-name="ce102" office:value-type="string">
            <text:p>Invalid</text:p>
          </table:table-cell>
          <table:table-cell table:style-name="ce102" office:value-type="string">
            <text:p>Queries</text:p>
          </table:table-cell>
          <table:table-cell table:style-name="ce102" office:value-type="string">
            <text:p>Pending</text:p>
          </table:table-cell>
          <table:table-cell table:style-name="ce102" office:value-type="string">
            <text:p>Test Case Executed</text:p>
          </table:table-cell>
          <table:table-cell table:style-name="ce102" office:value-type="string">
            <text:p>Test Case Passed in Firefox</text:p>
          </table:table-cell>
          <table:table-cell table:style-name="ce102" office:value-type="string">
            <text:p>Test Case Failed in Firefox</text:p>
          </table:table-cell>
          <table:table-cell table:style-name="ce102" office:value-type="string">
            <text:p>Test Case Passed in IE</text:p>
          </table:table-cell>
          <table:table-cell table:style-name="ce102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03" office:value-type="string">
            <text:p>Tree Navigation Views</text:p>
          </table:table-cell>
          <table:table-cell table:style-name="ce105" office:value-type="float" office:value="138">
            <text:p>138</text:p>
          </table:table-cell>
          <table:table-cell table:style-name="ce105" office:value-type="float" office:value="159">
            <text:p>159</text:p>
          </table:table-cell>
          <table:table-cell table:style-name="ce105" office:value-type="float" office:value="153">
            <text:p>153.00</text:p>
          </table:table-cell>
          <table:table-cell table:style-name="ce105" office:value-type="float" office:value="143">
            <text:p>143.00</text:p>
          </table:table-cell>
          <table:table-cell table:style-name="ce105" office:value-type="float" office:value="10">
            <text:p>10.00</text:p>
          </table:table-cell>
          <table:table-cell table:style-name="ce105" office:value-type="float" office:value="22">
            <text:p>22</text:p>
          </table:table-cell>
          <table:table-cell table:style-name="ce105" table:formula="of:=COUNTIF([Tree_Navigation_Views.I3:.I322];&quot;YES&quot;)" office:value-type="float" office:value="135">
            <text:p>135</text:p>
          </table:table-cell>
          <table:table-cell table:style-name="ce105" office:value-type="float" office:value="113">
            <text:p>11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08">
            <text:p>108</text:p>
          </table:table-cell>
          <table:table-cell table:style-name="ce105" office:value-type="float" office:value="11">
            <text:p>1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Plan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.00</text:p>
          </table:table-cell>
          <table:table-cell table:style-name="ce105" office:value-type="float" office:value="26">
            <text:p>26.00</text:p>
          </table:table-cell>
          <table:table-cell table:style-name="ce105" office:value-type="float" office:value="0">
            <text:p>0.00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26">
            <text:p>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">
            <text:p>25</text:p>
          </table:table-cell>
          <table:table-cell table:style-name="ce105" office:value-type="float" office:value="1">
            <text:p>1</text:p>
          </table:table-cell>
          <table:table-cell table:number-columns-repeated="1009"/>
        </table:table-row>
        <table:table-row table:style-name="ro39">
          <table:table-cell/>
          <table:table-cell table:style-name="ce1" table:number-columns-repeated="2"/>
          <table:table-cell table:style-name="ce103" office:value-type="string">
            <text:p>Command Execution Undo and Redo</text:p>
          </table:table-cell>
          <table:table-cell table:style-name="ce105" office:value-type="float" office:value="60">
            <text:p>60</text:p>
          </table:table-cell>
          <table:table-cell table:style-name="ce105" office:value-type="float" office:value="50">
            <text:p>50</text:p>
          </table:table-cell>
          <table:table-cell table:style-name="ce105" office:value-type="float" office:value="50">
            <text:p>50.00</text:p>
          </table:table-cell>
          <table:table-cell table:style-name="ce105" office:value-type="float" office:value="46">
            <text:p>46.00</text:p>
          </table:table-cell>
          <table:table-cell table:style-name="ce105" office:value-type="float" office:value="4">
            <text:p>4.00</text:p>
          </table:table-cell>
          <table:table-cell table:style-name="ce105" office:value-type="float" office:value="4">
            <text:p>4</text:p>
          </table:table-cell>
          <table:table-cell table:style-name="ce105" table:formula="of:=COUNTIF([Command_Execution_Undo_and_Redo.I3:.I189];&quot;YES&quot;)" office:value-type="float" office:value="50">
            <text:p>50</text:p>
          </table:table-cell>
          <table:table-cell table:style-name="ce105" office:value-type="float" office:value="48">
            <text:p>48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45">
            <text:p>45</text:p>
          </table:table-cell>
          <table:table-cell table:style-name="ce105" office:value-type="float" office:value="4">
            <text:p>4</text:p>
          </table:table-cell>
          <table:table-cell table:number-columns-repeated="1009"/>
        </table:table-row>
        <table:table-row table:style-name="ro40">
          <table:table-cell/>
          <table:table-cell table:style-name="ce1" table:number-columns-repeated="2"/>
          <table:table-cell table:style-name="ce102" office:value-type="string">
            <text:p>Total</text:p>
          </table:table-cell>
          <table:table-cell table:style-name="ce106" office:value-type="float" office:value="314">
            <text:p>314</text:p>
          </table:table-cell>
          <table:table-cell table:style-name="ce106" office:value-type="float" office:value="235">
            <text:p>235</text:p>
          </table:table-cell>
          <table:table-cell table:style-name="ce107"/>
          <table:table-cell table:style-name="ce107" office:value-type="float" office:value="28">
            <text:p>28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26">
            <text:p>26</text:p>
          </table:table-cell>
          <table:table-cell table:style-name="ce107" table:formula="of:=SUM([.K8:.K10])" office:value-type="float" office:value="211">
            <text:p>211</text:p>
          </table:table-cell>
          <table:table-cell table:style-name="ce107" office:value-type="float" office:value="187">
            <text:p>187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6">
            <text:p>16</text:p>
          </table:table-cell>
          <table:table-cell table:number-columns-repeated="1009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38" table:default-cell-style-name="ce110"/>
        <table:table-column table:style-name="co39" table:default-cell-style-name="ce141"/>
        <table:table-column table:style-name="co39" table:default-cell-style-name="ce141"/>
        <table:table-column table:style-name="co40" table:default-cell-style-name="ce141"/>
        <table:table-column table:style-name="co41" table:default-cell-style-name="ce141"/>
        <table:table-column table:style-name="co41" table:default-cell-style-name="ce141"/>
        <table:table-column table:style-name="co47" table:default-cell-style-name="ce141"/>
        <table:table-column table:style-name="co48" table:default-cell-style-name="ce141"/>
        <table:table-column table:style-name="co28" table:default-cell-style-name="ce141"/>
        <table:table-column table:style-name="co49" table:default-cell-style-name="ce141"/>
        <table:table-column table:style-name="co1" table:default-cell-style-name="ce141"/>
        <table:table-column table:style-name="co1" table:default-cell-style-name="ce142"/>
        <table:table-column table:style-name="co8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50" table:default-cell-style-name="ce142"/>
        <table:table-column table:style-name="co39" table:default-cell-style-name="ce142"/>
        <table:table-column table:style-name="co40" table:default-cell-style-name="ce142"/>
        <table:table-column table:style-name="co41" table:default-cell-style-name="ce142"/>
        <table:table-column table:style-name="co47" table:default-cell-style-name="ce142"/>
        <table:table-column table:style-name="co48" table:default-cell-style-name="ce142"/>
        <table:table-column table:style-name="co18" table:default-cell-style-name="ce142"/>
        <table:table-column table:style-name="co51" table:default-cell-style-name="ce142"/>
        <table:table-column table:style-name="co49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1" table:default-cell-style-name="ce142"/>
        <table:table-column table:style-name="co8" table:default-cell-style-name="ce142"/>
        <table:table-row table:style-name="ro135">
          <table:table-cell table:style-name="ce108" office:value-type="string">
            <text:p>TEST CASE 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TEPS</text:p>
          </table:table-cell>
          <table:table-cell table:style-name="ce132" office:value-type="string">
            <text:p>KEY VERIFICATION</text:p>
          </table:table-cell>
          <table:table-cell table:style-name="ce132" office:value-type="string">
            <text:p>KEY VERIFICATION</text:p>
          </table:table-cell>
          <table:table-cell table:style-name="ce132" table:number-columns-repeated="3"/>
          <table:table-cell table:style-name="ce132" office:value-type="string">
            <text:p>AUTOMATED</text:p>
          </table:table-cell>
          <table:table-cell table:style-name="ce132" office:value-type="string">
            <text:p>RESULT</text:p>
          </table:table-cell>
          <table:table-cell table:style-name="ce132" office:value-type="string">
            <text:p>SCRIPT EXCEPTION</text:p>
          </table:table-cell>
          <table:table-cell table:style-name="ce132" office:value-type="string">
            <text:p>ERROR</text:p>
          </table:table-cell>
          <table:table-cell table:style-name="ce132" office:value-type="string">
            <text:p>TICKET NO.</text:p>
          </table:table-cell>
          <table:table-cell table:style-name="ce132" office:value-type="string">
            <text:p>COMMENT</text:p>
          </table:table-cell>
          <table:table-cell table:style-name="ce132" table:number-columns-repeated="1010"/>
        </table:table-row>
        <table:table-row table:style-name="ro135">
          <table:table-cell table:style-name="ce109"/>
          <table:table-cell table:style-name="ce140" table:number-columns-repeated="10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42"/>
          <table:table-cell/>
          <table:table-cell table:style-name="ce143" office:value-type="string">
            <text:p>Yes</text:p>
          </table:table-cell>
          <table:table-cell table:style-name="ce140">
            <text:p>PASS</text:p>
          </table:table-cell>
          <table:table-cell table:style-name="ce140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2_viewHomePage</text:p>
          </table:table-cell>
          <table:table-cell/>
          <table:table-cell table:number-columns-repeated="1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42" table:number-columns-repeated="3"/>
          <table:table-cell table:style-name="ce143" office:value-type="string">
            <text:p>Yes</text:p>
          </table:table-cell>
          <table:table-cell table:style-name="ce142">
            <text:p>PASS</text:p>
          </table:table-cell>
          <table:table-cell table:style-name="ce142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3_SignoutOnHomePage</text:p>
          </table:table-cell>
          <table:table-cell/>
          <table:table-cell table:style-name="ce140"/>
          <table:table-cell table:style-name="ce143"/>
          <table:table-cell office:value-type="string">
            <text:p>Click on Sign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/>
          <table:table-cell table:style-name="ce140"/>
          <table:table-cell table:style-name="ce143" office:value-type="string">
            <text:p>Yes</text:p>
          </table:table-cell>
          <table:table-cell table:style-name="ce140">
            <text:p>PASS</text:p>
          </table:table-cell>
          <table:table-cell table:style-name="ce140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 table:number-columns-repeated="3"/>
          <table:table-cell table:style-name="ce142" table:number-columns-repeated="6"/>
          <table:table-cell table:number-columns-repeated="1012"/>
          <table:table-cell table:style-name="ce116"/>
        </table:table-row>
        <table:table-row table:style-name="ro47">
          <table:table-cell office:value-type="string">
            <text:p>MAV0004_viewAdminHome</text:p>
          </table:table-cell>
          <table:table-cell table:style-name="ce140"/>
          <table:table-cell table:number-columns-repeated="2"/>
          <table:table-cell table:style-name="ce143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42" table:number-columns-repeated="2"/>
          <table:table-cell table:style-name="ce143" office:value-type="string">
            <text:p>Yes</text:p>
          </table:table-cell>
          <table:table-cell table:style-name="ce142">
            <text:p>PASS</text:p>
          </table:table-cell>
          <table:table-cell table:style-name="ce142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5_logoutOnAdminPage</text:p>
          </table:table-cell>
          <table:table-cell table:style-name="ce140"/>
          <table:table-cell table:style-name="ce140" table:number-columns-repeated="1"/>
          <table:table-cell table:style-name="ce143"/>
          <table:table-cell/>
          <table:table-cell table:style-name="ce142" office:value-type="string">
            <text:p>Click on Log out link.</text:p>
          </table:table-cell>
          <table:table-cell table:style-name="ce142" office:value-type="string">
            <text:p>Verify that the page with title 'Channels</text:p>
            <text:p>Information Sharing Planning' renders</text:p>
          </table:table-cell>
          <table:table-cell table:style-name="ce140"/>
          <table:table-cell table:style-name="ce143" office:value-type="string">
            <text:p>Yes</text:p>
          </table:table-cell>
          <table:table-cell table:style-name="ce140">
            <text:p>PASS</text:p>
          </table:table-cell>
          <table:table-cell table:style-name="ce140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 table:number-columns-repeated="2"/>
          <table:table-cell table:style-name="ce143" table:number-columns-repeated="2"/>
          <table:table-cell table:style-name="ce142" table:number-columns-repeated="2"/>
          <table:table-cell table:style-name="ce140"/>
          <table:table-cell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6_redirectToPlanPage</text:p>
          </table:table-cell>
          <table:table-cell/>
          <table:table-cell table:number-columns-repeated="1"/>
          <table:table-cell table:style-name="ce140"/>
          <table:table-cell table:style-name="ce142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43" office:value-type="string">
            <text:p>Yes</text:p>
          </table:table-cell>
          <table:table-cell table:style-name="ce140">
            <text:p>PASS</text:p>
          </table:table-cell>
          <table:table-cell table:style-name="ce140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09"/>
          <table:table-cell table:style-name="ce140"/>
          <table:table-cell/>
          <table:table-cell table:style-name="ce140" table:number-columns-repeated="2"/>
          <table:table-cell table:number-columns-repeated="4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9">
          <table:table-cell office:value-type="string">
            <text:p>MAV0007_logoutOnPlanPage</text:p>
          </table:table-cell>
          <table:table-cell/>
          <table:table-cell table:style-name="ce140" table:number-columns-repeated="3"/>
          <table:table-cell office:value-type="string">
            <text:p>Clicks on "Logout &lt;User Name&gt;" option under "Actions" pop up menu <text:s text:c="22"/><text:s text:c="68"/><text:s text:c="68"/><text:s text:c="31"/></text:p>
          </table:table-cell>
          <table:table-cell table:style-name="ce143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43" office:value-type="string">
            <text:p>Yes</text:p>
          </table:table-cell>
          <table:table-cell table:style-name="ce140">
            <text:p>PASS</text:p>
          </table:table-cell>
          <table:table-cell table:style-name="ce140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7"/>
          <table:table-cell table:style-name="ce140" table:number-columns-repeated="2"/>
          <table:table-cell table:number-columns-repeated="1012"/>
          <table:table-cell table:style-name="ce116"/>
        </table:table-row>
        <table:table-row table:style-name="ro45">
          <table:table-cell table:style-name="ce111" office:value-type="string">
            <text:p>MAV0008_hidePlannerInfo</text:p>
          </table:table-cell>
          <table:table-cell table:style-name="ce142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1" office:value-type="string">
            <text:p>MAV0009_viewAboutPlanWindow</text:p>
          </table:table-cell>
          <table:table-cell table:style-name="ce142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43" office:value-type="string">
            <text:p>Yes</text:p>
          </table:table-cell>
          <table:table-cell>
            <text:p>FAIL</text:p>
          </table:table-cell>
          <table:table-cell>
            <text:p>Unable to locate element: {"method":"xpath"|"selector":"/html/body/form/div[13]/span/span[2]/span/span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1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1">
          <table:table-cell table:style-name="ce111" office:value-type="string">
            <text:p>MAV0010_viewAllEventForm</text:p>
          </table:table-cell>
          <table:table-cell table:style-name="ce142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2">
          <table:table-cell table:style-name="ce111" office:value-type="string">
            <text:p>MAV0011_viewAllSecrecyclassificationsForm</text:p>
          </table:table-cell>
          <table:table-cell table:style-name="ce142"/>
          <table:table-cell table:number-columns-repeated="4"/>
          <table:table-cell table:style-name="ce155" office:value-type="string">
            <text:p>Clicks on the "secrecy classifications" option under "show" pop up menu</text:p>
          </table:table-cell>
          <table:table-cell table:style-name="ce155" office:value-type="string">
            <text:p>Verify that form with heading "Secrecy Classification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53">
          <table:table-cell table:style-name="ce111" office:value-type="string">
            <text:p>MAV0012_viewAllOrganizationForm</text:p>
          </table:table-cell>
          <table:table-cell table:style-name="ce142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55" office:value-type="string">
            <text:p>Verify that form with heading "All Organizations" gets loaded on the About Plan window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4">
          <table:table-cell table:style-name="ce113" office:value-type="string">
            <text:p>MAV0013_viewAllSegmentsForm</text:p>
          </table:table-cell>
          <table:table-cell table:style-name="ce144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5">
          <table:table-cell table:style-name="ce113" office:value-type="string">
            <text:p>MAV0014_viewProcedureMapForm</text:p>
          </table:table-cell>
          <table:table-cell table:style-name="ce144"/>
          <table:table-cell table:number-columns-repeated="4"/>
          <table:table-cell table:style-name="ce160" office:value-type="string">
            <text:p>Clicks on the "procedures map" option under "show" pop up menu</text:p>
          </table:table-cell>
          <table:table-cell table:style-name="ce160" office:value-type="string">
            <text:p>Verify that form with heading "Procedure Map" gets loaded on the About Plan window</text:p>
          </table:table-cell>
          <table:table-cell table:style-name="ce143" office:value-type="string">
            <text:p>Yes</text:p>
          </table:table-cell>
          <table:table-cell>
            <text:p>FAIL</text:p>
          </table:table-cell>
          <table:table-cell>
            <text:p>Unable to locate element: {"method":"xpath"|"selector":"/html/body/form/div[13]/span/span[2]/span/span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1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50">
          <table:table-cell table:style-name="ce114" office:value-type="string">
            <text:p>MAV0015_viewDisplayProcedure</text:p>
          </table:table-cell>
          <table:table-cell table:style-name="ce145"/>
          <table:table-cell table:style-name="ce145" table:number-columns-repeated="1"/>
          <table:table-cell table:style-name="ce155" table:number-columns-repeated="4"/>
          <table:table-cell table:style-name="ce155" office:value-type="string">
            <text:p>Select 'segment name' <text:s/>from 'Display Procedures' list combo box located on 'Procedure Map' page</text:p>
          </table:table-cell>
          <table:table-cell table:style-name="ce145" office:value-type="string">
            <text:p>Yes</text:p>
          </table:table-cell>
          <table:table-cell>
            <text:p>FAIL</text:p>
          </table:table-cell>
          <table:table-cell>
            <text:p>Unable to locate element: {"method":"xpath"|"selector":"/html/body/form/div[13]/span/span[2]/span/span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1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6">
          <table:table-cell table:style-name="ce112" office:value-type="string">
            <text:p>MAV0016_viewAllWhoForm</text:p>
          </table:table-cell>
          <table:table-cell table:style-name="ce143"/>
          <table:table-cell table:style-name="ce143" table:number-columns-repeated="1"/>
          <table:table-cell table:number-columns-repeated="2"/>
          <table:table-cell table:style-name="ce143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4">
          <table:table-cell table:style-name="ce112" office:value-type="string">
            <text:p>MAV0017_viewAllIssueForm</text:p>
          </table:table-cell>
          <table:table-cell table:style-name="ce143"/>
          <table:table-cell table:style-name="ce143" table:number-columns-repeated="1"/>
          <table:table-cell table:number-columns-repeated="2"/>
          <table:table-cell table:style-name="ce143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18_viewAllBibliographyForm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19_viewAllIndexForm</text:p>
          </table:table-cell>
          <table:table-cell table:style-name="ce143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3">
          <table:table-cell table:style-name="ce115" office:value-type="string">
            <text:p>MAV00129_viewAllTypesForms</text:p>
          </table:table-cell>
          <table:table-cell table:style-name="ce143"/>
          <table:table-cell table:style-name="ce143" table:number-columns-repeated="4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20_viewAllTagForm</text:p>
          </table:table-cell>
          <table:table-cell table:style-name="ce143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5">
          <table:table-cell table:style-name="ce112" office:value-type="string">
            <text:p>MAV0021_viewAllEvaluationForm</text:p>
          </table:table-cell>
          <table:table-cell table:style-name="ce143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22_viewAllParticipationsForm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7">
          <table:table-cell table:style-name="ce112" office:value-type="string">
            <text:p>MAV0023_viewAllVersionsForm</text:p>
          </table:table-cell>
          <table:table-cell table:style-name="ce143"/>
          <table:table-cell table:style-name="ce143" table:number-columns-repeated="4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8">
          <table:table-cell table:style-name="ce112" office:value-type="string">
            <text:p>MAV0024_viewAboutPlanActionList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7">
          <table:table-cell table:style-name="ce112" office:value-type="string">
            <text:p>MAV0025_closeAboutPlan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8">
          <table:table-cell table:style-name="ce112" office:value-type="string">
            <text:p>MAV0026_viewAboutPlanSegmentWindow</text:p>
          </table:table-cell>
          <table:table-cell table:style-name="ce143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55" office:value-type="string">
            <text:p>Verify that window with title "About Plan Segment:&lt;Segment Name&gt;" gets loaded</text:p>
          </table:table-cell>
          <table:table-cell/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2">
          <table:table-cell table:style-name="ce111" office:value-type="string">
            <text:p>MAV0027_viewDetailsForm</text:p>
          </table:table-cell>
          <table:table-cell table:style-name="ce142"/>
          <table:table-cell table:number-columns-repeated="3"/>
          <table:table-cell table:style-name="ce143"/>
          <table:table-cell office:value-type="string">
            <text:p>Clicks on the "details" option under "show" pop up menu</text:p>
          </table:table-cell>
          <table:table-cell table:style-name="ce155" office:value-type="string">
            <text:p>Verify that form with heading "Details" gets loaded on the About Plan Segment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48">
          <table:table-cell table:style-name="ce111" office:value-type="string">
            <text:p>MAV0028_viewGoalsForm</text:p>
          </table:table-cell>
          <table:table-cell table:style-name="ce142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29_viewOrganizationsForm</text:p>
          </table:table-cell>
          <table:table-cell table:style-name="ce142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7" office:value-type="string">
            <text:p>MAV0030_viewMapWindow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map" option under "show" pop up menu</text:p>
          </table:table-cell>
          <table:table-cell table:style-name="ce151" office:value-type="string">
            <text:p>Verify that form with map details gets loaded on the new browser window</text:p>
          </table:table-cell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79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0">
          <table:table-cell table:style-name="ce111" office:value-type="string">
            <text:p>MAV0031_viewTaskMoversForm</text:p>
          </table:table-cell>
          <table:table-cell table:style-name="ce142"/>
          <table:table-cell/>
          <table:table-cell table:style-name="ce156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32_viewAboutPlanSegmentActionList</text:p>
          </table:table-cell>
          <table:table-cell table:style-name="ce142"/>
          <table:table-cell table:number-columns-repeated="3"/>
          <table:table-cell table:style-name="ce156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table:style-name="ce111" office:value-type="string">
            <text:p>MAV0033_closeAboutPlanSegmentWindow</text:p>
          </table:table-cell>
          <table:table-cell table:style-name="ce142"/>
          <table:table-cell table:number-columns-repeated="4"/>
          <table:table-cell table:style-name="ce143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7">
          <table:table-cell table:style-name="ce111" office:value-type="string">
            <text:p>MAV0034_viewSurveryWindow</text:p>
          </table:table-cell>
          <table:table-cell table:style-name="ce142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55" office:value-type="string">
            <text:p>Verify that window with title "Surveys" gets loaded <text:s text:c="2"/></text:p>
          </table:table-cell>
          <table:table-cell/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1" office:value-type="string">
            <text:p>MAV0035_closeSurveysWindow</text:p>
          </table:table-cell>
          <table:table-cell table:style-name="ce142"/>
          <table:table-cell table:number-columns-repeated="4"/>
          <table:table-cell office:value-type="string">
            <text:p>Clicks on cross button on the "Surveys" window</text:p>
          </table:table-cell>
          <table:table-cell table:style-name="ce155" office:value-type="string">
            <text:p>Verify that window with title "Surveys" gets closed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4"/>
          <table:table-cell table:style-name="ce155"/>
          <table:table-cell table:number-columns-repeated="1016"/>
          <table:table-cell table:style-name="ce116"/>
        </table:table-row>
        <table:table-row table:style-name="ro74">
          <table:table-cell table:style-name="ce118" office:value-type="string">
            <text:p>MAV0036_allProcedures</text:p>
          </table:table-cell>
          <table:table-cell table:style-name="ce147"/>
          <table:table-cell table:style-name="ce150" table:number-columns-repeated="3"/>
          <table:table-cell table:style-name="ce150" office:value-type="string">
            <text:p>Clicks on the "Is ProcedureMap" option under "Show" pop up menu</text:p>
            <text:p/>
          </table:table-cell>
          <table:table-cell table:style-name="ce161" office:value-type="string">
            <text:p>Verify that page with title All procedures in &lt;plan name&gt;</text:p>
          </table:table-cell>
          <table:table-cell table:style-name="ce150"/>
          <table:table-cell table:style-name="ce153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9" office:value-type="string">
            <text:p>MAV0037_signout</text:p>
          </table:table-cell>
          <table:table-cell table:style-name="ce148"/>
          <table:table-cell table:style-name="ce150" table:number-columns-repeated="4"/>
          <table:table-cell table:style-name="ce161" office:value-type="string">
            <text:p>Clicks on the "Sign Out" link</text:p>
          </table:table-cell>
          <table:table-cell table:style-name="ce161" office:value-type="string">
            <text:p>Verify that page with title "Channels</text:p>
            <text:p>Information Sharing Planning" renders</text:p>
          </table:table-cell>
          <table:table-cell table:style-name="ce153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5"/>
          <table:table-cell table:number-columns-repeated="1017"/>
          <table:table-cell table:style-name="ce116"/>
        </table:table-row>
        <table:table-row table:style-name="ro48">
          <table:table-cell table:style-name="ce117" office:value-type="string">
            <text:p>MAV0038_procedureReport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Is procedure report" option under "Show" pop up menu</text:p>
            <text:p/>
          </table:table-cell>
          <table:table-cell table:style-name="ce151" office:value-type="string">
            <text:p>Verify that page with title "All procedures in Automation Test Plan" gets <text:s/>renders</text:p>
          </table:table-cell>
          <table:table-cell table:style-name="ce151"/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8">
          <table:table-cell table:style-name="ce117" office:value-type="string">
            <text:p>MAV0039_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 located on "Procedure Map" page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3">
          <table:table-cell table:style-name="ce117" office:value-type="string">
            <text:p>MAV0040_viewOrgnaizationsAll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1" office:value-type="string">
            <text:p>Verify that page with title "Procedures - Anyone from any organization" render</text:p>
          </table:table-cell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3">
          <table:table-cell table:style-name="ce117" office:value-type="string">
            <text:p>MAV0041_viewOrgnaizationsUnKnown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1" office:value-type="string">
            <text:p>Verify that page renders with hierarchy "Home-&gt;Unknown-&gt;Anyone" on the heading section</text:p>
          </table:table-cell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4">
          <table:table-cell table:style-name="ce117" office:value-type="string">
            <text:p>MAV0042_viewOrgnaizationsAnyon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Verify that page renders with hierarchy "Home-&gt;Organization name-&gt;Anyone" on the heading section</text:p>
          </table:table-cell>
          <table:table-cell table:style-name="ce163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5">
          <table:table-cell table:style-name="ce117" office:value-type="string">
            <text:p>MAV0043_viewAgentLis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1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96">
          <table:table-cell table:style-name="ce117" office:value-type="string">
            <text:p>MAV0044_viewAgent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1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8">
          <table:table-cell table:style-name="ce117" office:value-type="string">
            <text:p>MAV0045_viewPlanNam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Plan name" from "Plan" list combox</text:p>
          </table:table-cell>
          <table:table-cell table:style-name="ce151" office:value-type="string">
            <text:p>Verify that new page renders with "Plan name" as a heading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82">
          <table:table-cell table:style-name="ce117" office:value-type="string">
            <text:p>MAV0046_procedure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the "Sign Out" link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8">
          <table:table-cell table:style-name="ce117" office:value-type="string">
            <text:p>MAV0047_viewMappedProcedure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the "Mapped procedures" option under "Show" pop up menu</text:p>
            <text:p/>
          </table:table-cell>
          <table:table-cell table:style-name="ce151" office:value-type="string">
            <text:p>Verify that page with title "All procedures" <text:s/>renders</text:p>
          </table:table-cell>
          <table:table-cell table:style-name="ce151"/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48_viewDisplayProcedure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Select "segment name" from "Display procedures" list combo box</text:p>
          </table:table-cell>
          <table:table-cell table:style-name="ce151" office:value-type="string">
            <text:p>Verify that page with tilte "Procedures in &lt;Segment name&gt;" and segment information get rendered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49_viewShowRepor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how Report" tab</text:p>
          </table:table-cell>
          <table:table-cell table:style-name="ce151" office:value-type="string">
            <text:p>Verify that page with title "Procedures in &lt;Segment name&gt;" and Heading "&lt;Plan name&gt;" renders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7"/>
          <table:table-cell table:style-name="ce146"/>
          <table:table-cell table:style-name="ce151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74">
          <table:table-cell table:style-name="ce117" office:value-type="string">
            <text:p>MAV0050_viewShowMap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Map" tab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2"/>
          <table:table-cell table:style-name="ce166"/>
          <table:table-cell table:number-columns-repeated="1009"/>
          <table:table-cell table:style-name="ce116"/>
        </table:table-row>
        <table:table-row table:style-name="ro44">
          <table:table-cell table:style-name="ce117" office:value-type="string">
            <text:p>MAV0051_procedureMapSignOut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Sign Out" tab</text:p>
          </table:table-cell>
          <table:table-cell table:style-name="ce151" office:value-type="string">
            <text:p>Verify that page with title "Channels</text:p>
            <text:p>Information Sharing Planning" renders</text:p>
          </table:table-cell>
          <table:table-cell table:style-name="ce154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4">
          <table:table-cell table:style-name="ce111" office:value-type="string">
            <text:p>MAV0052_allSegments</text:p>
          </table:table-cell>
          <table:table-cell table:style-name="ce142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55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97">
          <table:table-cell table:style-name="ce111" office:value-type="string">
            <text:p>MAV0053_viewDetails</text:p>
          </table:table-cell>
          <table:table-cell table:style-name="ce142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55" office:value-type="string">
            <text:p>Verify that form with heading "Detail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4"/>
          <table:table-cell table:number-columns-repeated="1018"/>
          <table:table-cell table:style-name="ce116"/>
        </table:table-row>
        <table:table-row table:style-name="ro54">
          <table:table-cell table:style-name="ce112" office:value-type="string">
            <text:p>MAV0054_viewAllEvents</text:p>
          </table:table-cell>
          <table:table-cell table:style-name="ce143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55" office:value-type="string">
            <text:p>Verify that form with heading "All Events" gets loaded on the "About Plan: &lt;Segment Name 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55_viewSecrecyClassific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56_viewAllOrganiz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7">
          <table:table-cell table:style-name="ce112" office:value-type="string">
            <text:p>MAV0057_viewAllSegment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9">
          <table:table-cell table:style-name="ce112" office:value-type="string">
            <text:p>MAV0058_viewWhoswho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3">
          <table:table-cell table:style-name="ce112" office:value-type="string">
            <text:p>MAV0059_viewAllissue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82">
          <table:table-cell table:style-name="ce112" office:value-type="string">
            <text:p>MAV0060_viewBibliography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5">
          <table:table-cell table:style-name="ce112" office:value-type="string">
            <text:p>MAV0061_viewIndex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6">
          <table:table-cell table:style-name="ce112" office:value-type="string">
            <text:p>MAV0062_viewAlltag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98">
          <table:table-cell table:style-name="ce112" office:value-type="string">
            <text:p>MAV0063_viewEvaluation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0">
          <table:table-cell table:style-name="ce112" office:value-type="string">
            <text:p>MAV0064_viewParticipations</text:p>
          </table:table-cell>
          <table:table-cell table:style-name="ce143"/>
          <table:table-cell table:number-columns-repeated="3"/>
          <table:table-cell table:style-name="ce143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1">
          <table:table-cell table:style-name="ce112" office:value-type="string">
            <text:p>MAV0065_viewVersions</text:p>
          </table:table-cell>
          <table:table-cell table:style-name="ce143"/>
          <table:table-cell/>
          <table:table-cell table:style-name="ce155" table:number-columns-repeated="2"/>
          <table:table-cell table:style-name="ce143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50">
          <table:table-cell table:style-name="ce112" office:value-type="string">
            <text:p>MAV0066_viewAllSegmentsActionList</text:p>
          </table:table-cell>
          <table:table-cell table:style-name="ce143"/>
          <table:table-cell table:number-columns-repeated="3"/>
          <table:table-cell table:style-name="ce145"/>
          <table:table-cell table:style-name="ce143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4">
          <table:table-cell table:style-name="ce112" office:value-type="string">
            <text:p>MAV0067_closeAllSegmentWindow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Clicks on the "done" menu</text:p>
          </table:table-cell>
          <table:table-cell table:style-name="ce155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68_allIssues</text:p>
          </table:table-cell>
          <table:table-cell table:style-name="ce143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55" office:value-type="string">
            <text:p>Verify that "About Plan: &lt;Name&gt; " window opens with heading "All Issues"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49">
          <table:table-cell table:style-name="ce112" office:value-type="string">
            <text:p>MAV0069_closeAllIssue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2">
          <table:table-cell table:style-name="ce112" office:value-type="string">
            <text:p>MAV0070_allIndex</text:p>
          </table:table-cell>
          <table:table-cell table:style-name="ce143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55" office:value-type="string">
            <text:p>Verify that window with title "About Plan: &lt;Name&gt; " opens with heading "Index"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2"/>
          <table:table-cell table:style-name="ce143" table:number-columns-repeated="10"/>
          <table:table-cell table:number-columns-repeated="1012"/>
          <table:table-cell table:style-name="ce116"/>
        </table:table-row>
        <table:table-row table:style-name="ro103">
          <table:table-cell table:style-name="ce112" office:value-type="string">
            <text:p>MAV0071_closeAllIndexWindow</text:p>
          </table:table-cell>
          <table:table-cell table:style-name="ce143"/>
          <table:table-cell table:number-columns-repeated="3"/>
          <table:table-cell table:style-name="ce143" table:number-columns-repeated="2"/>
          <table:table-cell office:value-type="string">
            <text:p>Clicks on "done" menu</text:p>
            <text:p/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43" table:number-columns-repeated="6"/>
          <table:table-cell table:number-columns-repeated="1012"/>
          <table:table-cell table:style-name="ce116"/>
        </table:table-row>
        <table:table-row table:style-name="ro76">
          <table:table-cell table:style-name="ce112" office:value-type="string">
            <text:p>MAV0072_allHelp</text:p>
          </table:table-cell>
          <table:table-cell table:style-name="ce143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55" office:value-type="string">
            <text:p>Verify that page with title "Channels-Help" renders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9">
          <table:table-cell table:style-name="ce111" office:value-type="string">
            <text:p>MAV0073_helpSendFeedback</text:p>
          </table:table-cell>
          <table:table-cell table:style-name="ce142"/>
          <table:table-cell table:number-columns-repeated="5"/>
          <table:table-cell office:value-type="string">
            <text:p>Clicks on the "Send feedback" link</text:p>
          </table:table-cell>
          <table:table-cell table:style-name="ce143" office:value-type="string">
            <text:p>Yes</text:p>
          </table:table-cell>
          <table:table-cell table:style-name="ce143">
            <text:p>PASS</text:p>
          </table:table-cell>
          <table:table-cell table:style-name="ce143" table:number-columns-repeated="1"/>
          <table:table-cell table:number-columns-repeated="1012"/>
          <table:table-cell table:style-name="ce167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4">
          <table:table-cell table:style-name="ce120" office:value-type="string">
            <text:p>MAV0074_helpNext</text:p>
          </table:table-cell>
          <table:table-cell table:style-name="ce149"/>
          <table:table-cell table:style-name="ce152" table:number-columns-repeated="5"/>
          <table:table-cell table:style-name="ce152" office:value-type="string">
            <text:p>Clicks on the "Next" link</text:p>
          </table:table-cell>
          <table:table-cell table:style-name="ce164" office:value-type="string">
            <text:p>No</text:p>
          </table:table-cell>
          <table:table-cell table:style-name="ce143">
            <text:p>NOT RUN</text:p>
          </table:table-cell>
          <table:table-cell table:style-name="ce143" table:number-columns-repeated="1"/>
          <table:table-cell table:number-columns-repeated="2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75_un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Undo new issue" option under "Actions" pop up menu</text:p>
          </table:table-cell>
          <table:table-cell table:style-name="ce155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76_redoAddNewIssu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Redo add new issue" option under "Actions" pop up menu</text:p>
          </table:table-cell>
          <table:table-cell table:style-name="ce155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1" office:value-type="string">
            <text:p>MAV0077_sendMessage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Send message" option under "Actions" pop up menu</text:p>
          </table:table-cell>
          <table:table-cell table:style-name="ce155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78_pasteTaskUnd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task" option under "Actions" pop up menu</text:p>
          </table:table-cell>
          <table:table-cell table:style-name="ce155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5">
          <table:table-cell table:style-name="ce111" office:value-type="string">
            <text:p>MAV0079_pasteAttachmentUnerAction</text:p>
          </table:table-cell>
          <table:table-cell table:style-name="ce142"/>
          <table:table-cell table:number-columns-repeated="3"/>
          <table:table-cell table:style-name="ce155" office:value-type="string">
            <text:p>Clicks on "Paste attachment" option under "Actions" pop up menu</text:p>
          </table:table-cell>
          <table:table-cell table:style-name="ce155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82">
          <table:table-cell table:style-name="ce111" office:value-type="string">
            <text:p>MAV0080_addNewTask</text:p>
          </table:table-cell>
          <table:table-cell table:style-name="ce142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11" office:value-type="string">
            <text:p>MAV0081_hideDetails</text:p>
          </table:table-cell>
          <table:table-cell table:style-name="ce142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43"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47">
          <table:table-cell table:style-name="ce111" office:value-type="string">
            <text:p>MAV0082_TaskDetails</text:p>
          </table:table-cell>
          <table:table-cell table:style-name="ce142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6"/>
          <table:table-cell table:style-name="ce143" table:number-columns-repeated="3"/>
          <table:table-cell table:number-columns-repeated="1012"/>
          <table:table-cell table:style-name="ce116"/>
        </table:table-row>
        <table:table-row table:style-name="ro102">
          <table:table-cell table:style-name="ce111" office:value-type="string">
            <text:p>MAV0083_addAssignment</text:p>
          </table:table-cell>
          <table:table-cell table:style-name="ce142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55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11" office:value-type="string">
            <text:p>MAV0084_closeAssignmen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085_FailureImpact</text:p>
          </table:table-cell>
          <table:table-cell table:style-name="ce142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086_closeFailureImpact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11" office:value-type="string">
            <text:p>MAV0087_Dissimination</text:p>
          </table:table-cell>
          <table:table-cell table:style-name="ce142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55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06">
          <table:table-cell table:style-name="ce111"/>
          <table:table-cell table:style-name="ce142"/>
          <table:table-cell table:number-columns-repeated="5"/>
          <table:table-cell table:style-name="ce155"/>
          <table:table-cell table:number-columns-repeated="1015"/>
          <table:table-cell table:style-name="ce116"/>
        </table:table-row>
        <table:table-row table:style-name="ro77">
          <table:table-cell table:style-name="ce111" office:value-type="string">
            <text:p>MAV0088_closeDissemination</text:p>
          </table:table-cell>
          <table:table-cell table:style-name="ce142"/>
          <table:table-cell table:number-columns-repeated="4"/>
          <table:table-cell office:value-type="string">
            <text:p>Clicks on the "cross" tab</text:p>
          </table:table-cell>
          <table:table-cell table:style-name="ce142" office:value-type="string">
            <text:p>Verify that Dissemination should get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6"/>
          <table:table-cell table:style-name="ce142"/>
          <table:table-cell table:number-columns-repeated="1015"/>
          <table:table-cell table:style-name="ce116"/>
        </table:table-row>
        <table:table-row table:style-name="ro52">
          <table:table-cell table:style-name="ce111" office:value-type="string">
            <text:p>MAV0089_viewActionsPopup</text:p>
          </table:table-cell>
          <table:table-cell table:style-name="ce142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99">
          <table:table-cell table:style-name="ce111" office:value-type="string">
            <text:p>MAV0090_addNewIssue</text:p>
          </table:table-cell>
          <table:table-cell table:style-name="ce142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55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4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53">
          <table:table-cell table:style-name="ce111" office:value-type="string">
            <text:p>MAV0091_closeNewIssue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table:style-name="ce155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"/>
          <table:table-cell table:style-name="ce143" table:number-columns-repeated="3"/>
          <table:table-cell table:number-columns-repeated="1018"/>
          <table:table-cell table:style-name="ce116"/>
        </table:table-row>
        <table:table-row table:style-name="ro102">
          <table:table-cell table:style-name="ce111" office:value-type="string">
            <text:p>MAV0092_addNewSegment</text:p>
          </table:table-cell>
          <table:table-cell table:style-name="ce142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4"/>
          <table:table-cell table:style-name="ce143" table:number-columns-repeated="3"/>
          <table:table-cell table:number-columns-repeated="1015"/>
          <table:table-cell table:style-name="ce116"/>
        </table:table-row>
        <table:table-row table:style-name="ro49">
          <table:table-cell table:style-name="ce111" office:value-type="string">
            <text:p>MAV0093_closeNewSegment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74">
          <table:table-cell table:style-name="ce111" office:value-type="string">
            <text:p>MAV0094_goalUnderAboutPlanSegment</text:p>
          </table:table-cell>
          <table:table-cell table:style-name="ce142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55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82">
          <table:table-cell table:style-name="ce111" office:value-type="string">
            <text:p>MAV0095_orgUnderAboutPlanSegment</text:p>
          </table:table-cell>
          <table:table-cell table:style-name="ce142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55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8" office:value-type="string">
            <text:p>MAV0096_viewMap</text:p>
          </table:table-cell>
          <table:table-cell table:style-name="ce147"/>
          <table:table-cell table:style-name="ce150" table:number-columns-repeated="4"/>
          <table:table-cell table:style-name="ce162" office:value-type="string">
            <text:p>Clicks on "map" option under "Show" pop up menu</text:p>
          </table:table-cell>
          <table:table-cell table:style-name="ce162" office:value-type="string">
            <text:p>Verify that user is able to view map details on new page with new browser tab <text:s/>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53">
          <table:table-cell table:style-name="ce111" office:value-type="string">
            <text:p>MAV0097_closeAboutPlanSegmentWindow</text:p>
          </table:table-cell>
          <table:table-cell table:style-name="ce142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07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50">
          <table:table-cell table:style-name="ce117" office:value-type="string">
            <text:p>MAV0098_removeSegmentUnderAction</text:p>
          </table:table-cell>
          <table:table-cell table:style-name="ce146"/>
          <table:table-cell table:style-name="ce151" table:number-columns-repeated="3"/>
          <table:table-cell table:style-name="ce151" office:value-type="string">
            <text:p>Clicks on "Remove this segment" options under</text:p>
            <text:p>"Actions" pop up menu</text:p>
          </table:table-cell>
          <table:table-cell table:style-name="ce151" office:value-type="string">
            <text:p>Verify that dialog box is generated displaying a message "Are you sure ?"</text:p>
          </table:table-cell>
          <table:table-cell table:style-name="ce151" table:number-columns-repeated="2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7"/>
          <table:table-cell table:style-name="ce153" table:number-columns-repeated="3"/>
          <table:table-cell table:style-name="ce150" table:number-columns-repeated="4"/>
          <table:table-cell table:number-columns-repeated="1014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4" table:number-columns-repeated="3"/>
          <table:table-cell table:style-name="ce151" table:number-columns-repeated="6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49">
          <table:table-cell table:style-name="ce117" office:value-type="string">
            <text:p>MAV0099_closeSegmentDialog</text:p>
          </table:table-cell>
          <table:table-cell table:style-name="ce146"/>
          <table:table-cell table:style-name="ce151" table:number-columns-repeated="4"/>
          <table:table-cell table:style-name="ce151" office:value-type="string">
            <text:p>Clicks on "cross" button on dialog box</text:p>
          </table:table-cell>
          <table:table-cell table:style-name="ce151" office:value-type="string">
            <text:p>Verify that dialog box gets closed</text:p>
          </table:table-cell>
          <table:table-cell table:style-name="ce151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00">
          <table:table-cell table:style-name="ce111" office:value-type="string">
            <text:p>MAV0100_moveTaskUnderAction</text:p>
          </table:table-cell>
          <table:table-cell table:style-name="ce142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55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76">
          <table:table-cell table:style-name="ce111" office:value-type="string">
            <text:p>MAV0101_closeTaskMover</text:p>
          </table:table-cell>
          <table:table-cell table:style-name="ce142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03">
          <table:table-cell table:style-name="ce111" office:value-type="string">
            <text:p>MAV0102_viewHelpForm</text:p>
          </table:table-cell>
          <table:table-cell table:style-name="ce142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03_viewSendFeedback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Send feedback" link</text:p>
          </table:table-cell>
          <table:table-cell table:style-name="ce150" office:value-type="string">
            <text:p>Verify that a new pane opens in order to send feedback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04_viewNext</text:p>
          </table:table-cell>
          <table:table-cell table:style-name="ce147"/>
          <table:table-cell table:style-name="ce150" table:number-columns-repeated="4"/>
          <table:table-cell table:style-name="ce150" office:value-type="string">
            <text:p>Clicks on the "Next" link</text:p>
          </table:table-cell>
          <table:table-cell table:style-name="ce150" office:value-type="string">
            <text:p>Verify that user is able to view next contents on the "Channels-Help" page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03">
          <table:table-cell table:style-name="ce111" office:value-type="string">
            <text:p>MAV0105_goBack</text:p>
          </table:table-cell>
          <table:table-cell table:style-name="ce142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74">
          <table:table-cell table:style-name="ce111" office:value-type="string">
            <text:p>MAV0106_goForward</text:p>
          </table:table-cell>
          <table:table-cell table:style-name="ce142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49">
          <table:table-cell table:style-name="ce111" office:value-type="string">
            <text:p>MAV0107_viewPresence</text:p>
          </table:table-cell>
          <table:table-cell table:style-name="ce142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02">
          <table:table-cell table:style-name="ce111" office:value-type="string">
            <text:p>MAV0108_showAllUsers</text:p>
          </table:table-cell>
          <table:table-cell table:style-name="ce142"/>
          <table:table-cell table:number-columns-repeated="4"/>
          <table:table-cell table:style-name="ce157" office:value-type="string">
            <text:p>Clicks on "show all users" link under "Presence" pane</text:p>
          </table:table-cell>
          <table:table-cell table:style-name="ce157" office:value-type="string">
            <text:p>Verify that list of all users get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82">
          <table:table-cell table:style-name="ce111" office:value-type="string">
            <text:p>MAV0109_hideInactiveUsers</text:p>
          </table:table-cell>
          <table:table-cell table:style-name="ce142"/>
          <table:table-cell table:number-columns-repeated="5"/>
          <table:table-cell table:style-name="ce157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2">
          <table:table-cell table:style-name="ce111" office:value-type="string">
            <text:p>MAV0110_viewActivitiesAllUsers</text:p>
          </table:table-cell>
          <table:table-cell table:style-name="ce142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7">
          <table:table-cell table:style-name="ce111" office:value-type="string">
            <text:p>MAV0111_hideActivities</text:p>
          </table:table-cell>
          <table:table-cell table:style-name="ce142"/>
          <table:table-cell table:number-columns-repeated="4"/>
          <table:table-cell table:style-name="ce157" office:value-type="string">
            <text:p>Clicks on "hide my activities" link under "Activities" pane</text:p>
          </table:table-cell>
          <table:table-cell table:style-name="ce157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8">
          <table:table-cell table:style-name="ce111" office:value-type="string">
            <text:p>MAV0112_viewAllActiviti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53">
          <table:table-cell table:style-name="ce111" office:value-type="string">
            <text:p>MAV0113_viewMessages</text:p>
          </table:table-cell>
          <table:table-cell table:style-name="ce142"/>
          <table:table-cell table:number-columns-repeated="3"/>
          <table:table-cell table:style-name="ce157" office:value-type="string">
            <text:p>Clicks on "Messages" tab</text:p>
          </table:table-cell>
          <table:table-cell table:style-name="ce157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8">
          <table:table-cell table:style-name="ce111" office:value-type="string">
            <text:p>MAV0114_hideBroadcasts</text:p>
          </table:table-cell>
          <table:table-cell table:style-name="ce142"/>
          <table:table-cell table:number-columns-repeated="4"/>
          <table:table-cell table:style-name="ce157" office:value-type="string">
            <text:p>Clicks on "hide broadcasts" link under "Messages" pane</text:p>
          </table:table-cell>
          <table:table-cell table:style-name="ce157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6">
          <table:table-cell table:style-name="ce111" office:value-type="string">
            <text:p>MAV0115_showAllMessages</text:p>
          </table:table-cell>
          <table:table-cell table:style-name="ce142"/>
          <table:table-cell table:number-columns-repeated="5"/>
          <table:table-cell table:style-name="ce157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09">
          <table:table-cell table:style-name="ce118" office:value-type="string">
            <text:p>MAV0116_showSent</text:p>
          </table:table-cell>
          <table:table-cell table:style-name="ce147"/>
          <table:table-cell table:style-name="ce150" table:number-columns-repeated="4"/>
          <table:table-cell table:style-name="ce158" office:value-type="string">
            <text:p>Clicks on "show sent" link under "Messages" pane</text:p>
          </table:table-cell>
          <table:table-cell table:style-name="ce158" office:value-type="string">
            <text:p>Verify that sent messages are displayed which belong to the logged in User and "Show sent" link should be changed to "Show received"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97">
          <table:table-cell table:style-name="ce118" office:value-type="string">
            <text:p>MAV0117_showReceived</text:p>
          </table:table-cell>
          <table:table-cell table:style-name="ce147"/>
          <table:table-cell table:style-name="ce150" table:number-columns-repeated="5"/>
          <table:table-cell table:style-name="ce158" office:value-type="string">
            <text:p>Clicks on "hide broadcasts" link under "Messages" pane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135">
          <table:table-cell table:style-name="ce117"/>
          <table:table-cell table:style-name="ce146"/>
          <table:table-cell table:style-name="ce151" table:number-columns-repeated="9"/>
          <table:table-cell table:style-name="ce146" table:number-columns-repeated="3"/>
          <table:table-cell table:number-columns-repeated="1009"/>
          <table:table-cell table:style-name="ce116"/>
        </table:table-row>
        <table:table-row table:style-name="ro100">
          <table:table-cell table:style-name="ce117" office:value-type="string">
            <text:p>MAV0118_showAllMessages</text:p>
          </table:table-cell>
          <table:table-cell table:style-name="ce146"/>
          <table:table-cell table:style-name="ce151" table:number-columns-repeated="5"/>
          <table:table-cell table:style-name="ce151" office:value-type="string">
            <text:p>Clicks on "show all messages" link under "Messages" pane</text:p>
          </table:table-cell>
          <table:table-cell table:style-name="ce151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38" office:value-type="string">
            <text:p>duplicate -MAC0101_showAllMessages</text:p>
          </table:table-cell>
          <table:table-cell table:style-name="ce147" table:number-columns-repeated="1009"/>
          <table:table-cell table:style-name="ce39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52">
          <table:table-cell table:style-name="ce118" office:value-type="string">
            <text:p>MAV0119_viewPlan</text:p>
          </table:table-cell>
          <table:table-cell table:style-name="ce147"/>
          <table:table-cell table:style-name="ce150"/>
          <table:table-cell table:style-name="ce150" office:value-type="string">
            <text:p>Information Sharing model</text:p>
          </table:table-cell>
          <table:table-cell table:style-name="ce150"/>
          <table:table-cell table:style-name="ce158" office:value-type="string">
            <text:p>Select Plan Segment from the "Select Plan Segment" combo box on the top right side of the page</text:p>
          </table:table-cell>
          <table:table-cell table:style-name="ce158" office:value-type="string">
            <text:p>Verify that "Plan" page renders with heading "&lt;selected plan segment&gt;" <text:s/></text:p>
          </table:table-cell>
          <table:table-cell table:style-name="ce150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6">
          <table:table-cell table:style-name="ce118" office:value-type="string">
            <text:p>MAV0120_viewSelectedPlan</text:p>
          </table:table-cell>
          <table:table-cell table:style-name="ce147"/>
          <table:table-cell table:style-name="ce150"/>
          <table:table-cell table:style-name="ce150" office:value-type="string">
            <text:p>Home Page</text:p>
          </table:table-cell>
          <table:table-cell table:style-name="ce150"/>
          <table:table-cell table:style-name="ce158" office:value-type="string">
            <text:p>Select Plan from the "Switch to Plan" combo box on the top right side of the page</text:p>
          </table:table-cell>
          <table:table-cell table:style-name="ce158" office:value-type="string">
            <text:p>Verify that "Plan segment" is displayed with respect to the plan selected</text:p>
          </table:table-cell>
          <table:table-cell table:style-name="ce150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5">
          <table:table-cell table:style-name="ce121" office:value-type="string">
            <text:p>MAV0121_showDetails</text:p>
          </table:table-cell>
          <table:table-cell table:style-name="ce150" table:number-columns-repeated="4"/>
          <table:table-cell table:style-name="ce158" office:value-type="string">
            <text:p>Clicks on "Show details" options under "more" pop up menu located on the "Receives" Pane</text:p>
          </table:table-cell>
          <table:table-cell table:style-name="ce158" office:value-type="string">
            <text:p>Verify that a new form gets loaded on "Receives" pane to fill information</text:p>
          </table:table-cell>
          <table:table-cell table:style-name="ce150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49">
          <table:table-cell table:style-name="ce121" office:value-type="string">
            <text:p>MAV0122_viewElementsOfInformation</text:p>
          </table:table-cell>
          <table:table-cell table:style-name="ce150" table:number-columns-repeated="5"/>
          <table:table-cell table:style-name="ce158" office:value-type="string">
            <text:p>Clicks on "Show elements" options under "more" pop up menu located on the "Receives" pane</text:p>
          </table:table-cell>
          <table:table-cell table:style-name="ce158" office:value-type="string">
            <text:p>Verify that window opens with heading "Elements of information"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8"/>
          <table:table-cell table:style-name="ce142"/>
          <table:table-cell table:number-columns-repeated="1021"/>
          <table:table-cell table:style-name="ce116"/>
        </table:table-row>
        <table:table-row table:style-name="ro78">
          <table:table-cell table:style-name="ce115" office:value-type="string">
            <text:p>MAV0123_closeElementsOfInformation</text:p>
          </table:table-cell>
          <table:table-cell table:style-name="ce142"/>
          <table:table-cell table:number-columns-repeated="5"/>
          <table:table-cell table:style-name="ce157" office:value-type="string">
            <text:p>Clicks on the "done" tab menu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10">
          <table:table-cell table:style-name="ce111" office:value-type="string">
            <text:p>MAV0124_sendMessage</text:p>
          </table:table-cell>
          <table:table-cell table:style-name="ce142"/>
          <table:table-cell table:number-columns-repeated="3"/>
          <table:table-cell table:style-name="ce157" office:value-type="string">
            <text:p>Clicks on "Send message" option under "more" pop up menu located on the "Receives" Pane</text:p>
          </table:table-cell>
          <table:table-cell table:style-name="ce157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108">
          <table:table-cell table:style-name="ce118" office:value-type="string">
            <text:p>MAV0125_copyFlow</text:p>
          </table:table-cell>
          <table:table-cell table:style-name="ce147"/>
          <table:table-cell table:style-name="ce150" table:number-columns-repeated="3"/>
          <table:table-cell table:style-name="ce158" office:value-type="string">
            <text:p>Clicks on "Copy flow" option under "more" pop up menu located on the "Receives" Pane</text:p>
          </table:table-cell>
          <table:table-cell table:style-name="ce158" office:value-type="string">
            <text:p>Verify that message "Flow copied" is displayed on the heading section of "Plan" page</text:p>
          </table:table-cell>
          <table:table-cell table:style-name="ce150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3"/>
          <table:table-cell table:style-name="ce150"/>
          <table:table-cell table:number-columns-repeated="1017"/>
          <table:table-cell table:style-name="ce116"/>
        </table:table-row>
        <table:table-row table:style-name="ro98">
          <table:table-cell office:value-type="string">
            <text:p>MAV0126_copyNeed</text:p>
          </table:table-cell>
          <table:table-cell/>
          <table:table-cell table:number-columns-repeated="3"/>
          <table:table-cell table:style-name="ce157" office:value-type="string">
            <text:p>Clicks on "Copy <text:s/>need" option under "more" pop up menu located on the "Receives" Pane</text:p>
          </table:table-cell>
          <table:table-cell table:style-name="ce157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11"/>
          <table:table-cell table:style-name="ce142"/>
          <table:table-cell table:number-columns-repeated="1021"/>
          <table:table-cell table:style-name="ce116"/>
        </table:table-row>
        <table:table-row table:style-name="ro46">
          <table:table-cell office:value-type="string">
            <text:p>MAV0127_addNewIssue</text:p>
          </table:table-cell>
          <table:table-cell/>
          <table:table-cell table:number-columns-repeated="3"/>
          <table:table-cell table:style-name="ce157" office:value-type="string">
            <text:p>Clicks on "Add new issue" option under "more" pop up menu located on the "Receives" Pane</text:p>
          </table:table-cell>
          <table:table-cell table:style-name="ce157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 table:style-name="ce122"/>
          <table:table-cell table:style-name="ce151" table:number-columns-repeated="10"/>
          <table:table-cell table:style-name="ce146" table:number-columns-repeated="3"/>
          <table:table-cell table:number-columns-repeated="1010"/>
        </table:table-row>
        <table:table-row table:style-name="ro111">
          <table:table-cell table:style-name="ce122" office:value-type="string">
            <text:p>MAV0128_removeInfoNeed</text:p>
          </table:table-cell>
          <table:table-cell table:style-name="ce151" table:number-columns-repeated="4"/>
          <table:table-cell table:style-name="ce151" office:value-type="string">
            <text:p>Clicks on "Remove info need" option under "more" pop up menu located on the "Receives" Pane</text:p>
          </table:table-cell>
          <table:table-cell table:style-name="ce151" office:value-type="string">
            <text:p>Verify that dialog box is generated which displays a message "Are you sure ?"</text:p>
          </table:table-cell>
          <table:table-cell table:style-name="ce151" table:number-columns-repeated="2"/>
          <table:table-cell table:style-name="ce146">
            <text:p>NOT RUN</text:p>
          </table:table-cell>
          <table:table-cell table:style-name="ce151"/>
          <table:table-cell table:style-name="ce146" table:number-columns-repeated="2"/>
          <table:table-cell table:style-name="ce165" office:value-type="string">
            <text:p>cannot automate</text:p>
          </table:table-cell>
          <table:table-cell table:style-name="ce147" table:number-columns-repeated="1009"/>
          <table:table-cell table:style-name="ce39"/>
        </table:table-row>
        <table:table-row table:style-name="ro112">
          <table:table-cell table:style-name="ce115"/>
          <table:table-cell table:number-columns-repeated="1022"/>
          <table:table-cell table:style-name="ce116"/>
        </table:table-row>
        <table:table-row table:style-name="ro113">
          <table:table-cell table:style-name="ce123" office:value-type="string">
            <text:p>MAV0130_viewDetailsOfPhase</text:p>
          </table:table-cell>
          <table:table-cell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31_viewIssueOfPhase</text:p>
          </table:table-cell>
          <table:table-cell/>
          <table:table-cell table:number-columns-repeated="4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95">
          <table:table-cell table:style-name="ce123" office:value-type="string">
            <text:p>MAV0132_viewAgent</text:p>
          </table:table-cell>
          <table:table-cell/>
          <table:table-cell table:number-columns-repeated="4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5">
          <table:table-cell table:style-name="ce123" office:value-type="string">
            <text:p>MAV0133_viewAgentDetails</text:p>
          </table:table-cell>
          <table:table-cell/>
          <table:table-cell table:number-columns-repeated="4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5">
          <table:table-cell table:style-name="ce123" office:value-type="string">
            <text:p>MAV0134_viewNetworkOfAgent</text:p>
          </table:table-cell>
          <table:table-cell/>
          <table:table-cell table:number-columns-repeated="4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6">
          <table:table-cell table:style-name="ce123" office:value-type="string">
            <text:p>MAV0135_viewIssueOfAgent</text:p>
          </table:table-cell>
          <table:table-cell/>
          <table:table-cell table:number-columns-repeated="4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7">
          <table:table-cell table:style-name="ce123" office:value-type="string">
            <text:p>MAV0136_viewDetailsOfEvents</text:p>
          </table:table-cell>
          <table:table-cell/>
          <table:table-cell table:number-columns-repeated="4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7">
          <table:table-cell table:style-name="ce125" office:value-type="string">
            <text:p>MAV0137_viewMapPanel</text:p>
          </table:table-cell>
          <table:table-cell table:style-name="ce150" table:number-columns-repeated="5"/>
          <table:table-cell table:style-name="ce150" office:value-type="string">
            <text:p>click on all events.create event.click on event.click on map under show pop up menu</text:p>
          </table:table-cell>
          <table:table-cell table:style-name="ce150" office:value-type="string">
            <text:p>verify that page with title details renders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7">
          <table:table-cell table:style-name="ce123" office:value-type="string">
            <text:p>MAV0138_viewIssueOfEvent</text:p>
          </table:table-cell>
          <table:table-cell/>
          <table:table-cell table:number-columns-repeated="4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>
            <text:p>FAIL</text:p>
          </table:table-cell>
          <table:table-cell>
            <text:p>Unable to locate element: {"method":"name"|"selector":"plan:mo:aspect:incidents:eventsDiv:event:1:name-container:name-input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1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table:style-name="ce123" office:value-type="string">
            <text:p>MAV0139_viewOrgDetails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0_viewJob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1_viewChart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4">
          <table:table-cell table:style-name="ce123" office:value-type="string">
            <text:p>MAV0142_viewAgreement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8">
          <table:table-cell table:style-name="ce123" office:value-type="string">
            <text:p>MAV0144_viewNetworkOfOrganizations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9">
          <table:table-cell table:style-name="ce125" office:value-type="string">
            <text:p>MAV0145_viewMapOfOrganizations</text:p>
          </table:table-cell>
          <table:table-cell table:style-name="ce150" table:number-columns-repeated="5"/>
          <table:table-cell table:style-name="ce150" office:value-type="string">
            <text:p>Click on all organizations under show pop up menu.create organizations.Click on Map under show pop up menu</text:p>
          </table:table-cell>
          <table:table-cell table:style-name="ce150" office:value-type="string">
            <text:p>verify that organization Map details gets displayed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3"/>
          <table:table-cell table:number-columns-repeated="1022"/>
          <table:table-cell table:style-name="ce116"/>
        </table:table-row>
        <table:table-row table:style-name="ro117">
          <table:table-cell table:style-name="ce123" office:value-type="string">
            <text:p>MAV0146_viewIssueOfOrganizations</text:p>
          </table:table-cell>
          <table:table-cell/>
          <table:table-cell table:number-columns-repeated="4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96">
          <table:table-cell table:style-name="ce124" office:value-type="string">
            <text:p>MAV0147_viewDetailsOfPlace</text:p>
          </table:table-cell>
          <table:table-cell/>
          <table:table-cell table:number-columns-repeated="4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0">
          <table:table-cell table:style-name="ce126" office:value-type="string">
            <text:p>MAV0148_viewMapOfPlace</text:p>
          </table:table-cell>
          <table:table-cell table:style-name="ce150" table:number-columns-repeated="5"/>
          <table:table-cell table:style-name="ce150" office:value-type="string">
            <text:p>Click on locale under about plan.Click on index under show pop up menu.click on place been created .click on place map under show pop menu</text:p>
          </table:table-cell>
          <table:table-cell table:style-name="ce150" office:value-type="string">
            <text:p>Verify the page with details title gets renders</text:p>
          </table:table-cell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09"/>
          <table:table-cell table:style-name="ce116"/>
        </table:table-row>
        <table:table-row table:style-name="ro135">
          <table:table-cell table:style-name="ce124"/>
          <table:table-cell table:number-columns-repeated="1022"/>
          <table:table-cell table:style-name="ce116"/>
        </table:table-row>
        <table:table-row table:style-name="ro116">
          <table:table-cell table:style-name="ce124" office:value-type="string">
            <text:p>MAV0149_viewIssueOfPlace</text:p>
          </table:table-cell>
          <table:table-cell/>
          <table:table-cell table:number-columns-repeated="4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>
            <text:p>PASS</text:p>
          </table:table-cell>
          <table:table-cell table:number-columns-repeated="1013"/>
          <table:table-cell table:style-name="ce116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0_viewSocialPanelMessage</text:p>
          </table:table-cell>
          <table:table-cell/>
          <table:table-cell table:number-columns-repeated="2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1_viewSocialPanelShowSentMessage</text:p>
          </table:table-cell>
          <table:table-cell/>
          <table:table-cell table:number-columns-repeated="3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2_viewSocialPanelShowReceivedMessage</text:p>
          </table:table-cell>
          <table:table-cell/>
          <table:table-cell table:number-columns-repeated="3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3_viewSocialPanelHideBroadCast</text:p>
          </table:table-cell>
          <table:table-cell/>
          <table:table-cell table:number-columns-repeated="3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4_viewSocialPanelShowAllMessages</text:p>
          </table:table-cell>
          <table:table-cell/>
          <table:table-cell table:number-columns-repeated="3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table:style-name="ce121" office:value-type="string">
            <text:p>MAV0155_viewSocialPanelSendMessage</text:p>
          </table:table-cell>
          <table:table-cell table:style-name="ce150" table:number-columns-repeated="4"/>
          <table:table-cell table:style-name="ce150" office:value-type="string">
            <text:p>Verify that message can be sen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10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table:style-name="ce121" office:value-type="string">
            <text:p>MAV0156_viewSocialPanelSendEmailMessage</text:p>
          </table:table-cell>
          <table:table-cell table:style-name="ce150" table:number-columns-repeated="4"/>
          <table:table-cell table:style-name="ce150" office:value-type="string">
            <text:p>Verify that message can be send and emailed from social panel</text:p>
          </table:table-cell>
          <table:table-cell table:style-name="ce150" table:number-columns-repeated="2"/>
          <table:table-cell table:style-name="ce150" office:value-type="string">
            <text:p>No</text:p>
          </table:table-cell>
          <table:table-cell>
            <text:p>NOT RUN</text:p>
          </table:table-cell>
          <table:table-cell table:number-columns-repeated="3"/>
          <table:table-cell table:style-name="ce147"/>
          <table:table-cell table:number-columns-repeated="1010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7_viewSocialPanelCalender</text:p>
          </table:table-cell>
          <table:table-cell/>
          <table:table-cell table:number-columns-repeated="3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8_viewSocialPanelSurvey</text:p>
          </table:table-cell>
          <table:table-cell/>
          <table:table-cell table:number-columns-repeated="3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59_viewSocialPanelSurveyShowAll</text:p>
          </table:table-cell>
          <table:table-cell/>
          <table:table-cell table:number-columns-repeated="3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34">
          <table:table-cell office:value-type="string">
            <text:p>MAV0160_viewSocialPanelHideCompleted</text:p>
          </table:table-cell>
          <table:table-cell/>
          <table:table-cell table:number-columns-repeated="3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/>
          <table:table-cell table:number-columns-repeated="1023"/>
        </table:table-row>
        <table:table-row table:style-name="ro114">
          <table:table-cell office:value-type="string">
            <text:p>MAV0161_viewSocialPanelAboutMe</text:p>
          </table:table-cell>
          <table:table-cell/>
          <table:table-cell table:number-columns-repeated="3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17">
          <table:table-cell office:value-type="string">
            <text:p>MAV0162_viewIssueSummaryReport</text:p>
          </table:table-cell>
          <table:table-cell/>
          <table:table-cell table:number-columns-repeated="1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17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0">
          <table:table-cell office:value-type="string">
            <text:p>MAV0164_viewHomeFromIssueReport</text:p>
          </table:table-cell>
          <table:table-cell/>
          <table:table-cell table:number-columns-repeated="3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>
            <text:p>NOT RUN</text:p>
          </table:table-cell>
          <table:table-cell table:number-columns-repeated="1014"/>
        </table:table-row>
        <table:table-row table:style-name="ro121">
          <table:table-cell table:style-name="ce127" office:value-type="string">
            <text:p>MAV0171_ReceivePanel</text:p>
          </table:table-cell>
          <table:table-cell/>
          <table:table-cell table:number-columns-repeated="1"/>
          <table:table-cell table:style-name="Default"/>
          <table:table-cell/>
          <table:table-cell table:style-name="ce159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2">
          <table:table-cell table:style-name="ce127" office:value-type="string">
            <text:p>MAV0172_SendPanel</text:p>
          </table:table-cell>
          <table:table-cell/>
          <table:table-cell table:number-columns-repeated="3"/>
          <table:table-cell table:style-name="ce159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3">
          <table:table-cell table:style-name="ce127" office:value-type="string">
            <text:p>MAV0173_AddInfoReceive</text:p>
          </table:table-cell>
          <table:table-cell/>
          <table:table-cell table:number-columns-repeated="3"/>
          <table:table-cell table:style-name="ce159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>Unable to locate element: {"method":"partial link text"|"selector":"Remove info need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2"/>
        </table:table-row>
        <table:table-row table:style-name="ro123">
          <table:table-cell table:style-name="ce127" office:value-type="string">
            <text:p>MAV0174_AddInfoSend</text:p>
          </table:table-cell>
          <table:table-cell/>
          <table:table-cell table:number-columns-repeated="3"/>
          <table:table-cell table:style-name="ce159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4">
          <table:table-cell table:style-name="ce127"/>
          <table:table-cell table:number-columns-repeated="4"/>
          <table:table-cell table:style-name="ce159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40">
          <table:table-cell table:style-name="ce127" office:value-type="string">
            <text:p>MAV0175_ExpandTaskSummary</text:p>
          </table:table-cell>
          <table:table-cell/>
          <table:table-cell table:number-columns-repeated="3"/>
          <table:table-cell table:style-name="ce159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3">
          <table:table-cell table:style-name="ce127" office:value-type="string">
            <text:p>MAV0176_ShowOrHideTaskDetails</text:p>
          </table:table-cell>
          <table:table-cell/>
          <table:table-cell table:number-columns-repeated="3"/>
          <table:table-cell table:style-name="ce159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39">
          <table:table-cell table:style-name="ce127" office:value-type="string">
            <text:p>MAV0177_TaskTagsDetails</text:p>
          </table:table-cell>
          <table:table-cell/>
          <table:table-cell table:number-columns-repeated="3"/>
          <table:table-cell table:style-name="ce159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40">
          <table:table-cell table:style-name="ce127" office:value-type="string">
            <text:p>MAV0178_TaskTagsLink</text:p>
          </table:table-cell>
          <table:table-cell/>
          <table:table-cell table:number-columns-repeated="3"/>
          <table:table-cell table:style-name="ce159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81">
          <table:table-cell table:style-name="ce128" office:value-type="string">
            <text:p>MAV0179_TaskIsOption</text:p>
          </table:table-cell>
          <table:table-cell/>
          <table:table-cell table:number-columns-repeated="3"/>
          <table:table-cell table:style-name="ce159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4">
          <table:table-cell table:style-name="ce127" office:value-type="string">
            <text:p>MAV0180_TaskIsConceptual</text:p>
          </table:table-cell>
          <table:table-cell/>
          <table:table-cell table:number-columns-repeated="3"/>
          <table:table-cell table:style-name="ce159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>Unable to locate element: {"method":"name"|"selector":"segment:part:conceptualContainer:conceptual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2"/>
        </table:table-row>
        <table:table-row table:style-name="ro125">
          <table:table-cell table:style-name="ce127" office:value-type="string">
            <text:p>MAV0181_TaskIsProhibited</text:p>
          </table:table-cell>
          <table:table-cell/>
          <table:table-cell table:number-columns-repeated="3"/>
          <table:table-cell table:style-name="ce159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>Verification Failed ExpectednullActual is. PROHIBITED.</text:p>
          </table:table-cell>
          <table:table-cell>
            <text:p/>
          </table:table-cell>
          <table:table-cell table:number-columns-repeated="1012"/>
        </table:table-row>
        <table:table-row table:style-name="ro39">
          <table:table-cell table:style-name="ce127" office:value-type="string">
            <text:p>MAV0182_CausesEventOption</text:p>
          </table:table-cell>
          <table:table-cell/>
          <table:table-cell table:number-columns-repeated="3"/>
          <table:table-cell table:style-name="ce159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/>
          </table:table-cell>
          <table:table-cell>
            <text:p/>
          </table:table-cell>
          <table:table-cell table:number-columns-repeated="1012"/>
        </table:table-row>
        <table:table-row table:style-name="ro81">
          <table:table-cell table:style-name="ce127" office:value-type="string">
            <text:p>MAV0183_UsuallyCompletesAfterOption</text:p>
          </table:table-cell>
          <table:table-cell/>
          <table:table-cell table:number-columns-repeated="3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81">
          <table:table-cell table:style-name="ce127" office:value-type="string">
            <text:p>MAV0184_RepeatsEvery</text:p>
          </table:table-cell>
          <table:table-cell/>
          <table:table-cell table:number-columns-repeated="3"/>
          <table:table-cell table:style-name="ce159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40">
          <table:table-cell table:style-name="ce127" office:value-type="string">
            <text:p>MAV0185_RespondingLink</text:p>
          </table:table-cell>
          <table:table-cell/>
          <table:table-cell table:number-columns-repeated="3"/>
          <table:table-cell table:style-name="ce159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>Unable to locate element: {"method":"xpath"|"selector":"/html/body/form/span/div/div[3]/div/div[2]/table[2]/tbody/tr[12]/td/span[3]/a[2]/span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2"/>
        </table:table-row>
        <table:table-row table:style-name="ro140">
          <table:table-cell table:style-name="ce127" office:value-type="string">
            <text:p>MAV0186_EventUnnamed</text:p>
          </table:table-cell>
          <table:table-cell/>
          <table:table-cell table:number-columns-repeated="3"/>
          <table:table-cell table:style-name="ce159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>
            <text:p>FAIL</text:p>
          </table:table-cell>
          <table:table-cell>
            <text:p>Unable to locate element: {"method":"xpath"|"selector":"/html/body/form/span/div/div[3]/div/div[2]/table[2]/tbody/tr[12]/td/span[4]/span/a[2]/span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2"/>
        </table:table-row>
        <table:table-row table:style-name="ro126">
          <table:table-cell table:style-name="ce127" office:value-type="string">
            <text:p>MAV0187_OngoingOrStartsWith</text:p>
          </table:table-cell>
          <table:table-cell/>
          <table:table-cell table:number-columns-repeated="3"/>
          <table:table-cell table:style-name="ce159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7">
          <table:table-cell table:style-name="ce127" office:value-type="string">
            <text:p>MAV0188_EndEventUnnamed</text:p>
          </table:table-cell>
          <table:table-cell/>
          <table:table-cell table:number-columns-repeated="3"/>
          <table:table-cell table:style-name="ce159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81">
          <table:table-cell table:style-name="ce127" office:value-type="string">
            <text:p>MAV0189_GoalsLink</text:p>
          </table:table-cell>
          <table:table-cell/>
          <table:table-cell table:number-columns-repeated="3"/>
          <table:table-cell table:style-name="ce159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39">
          <table:table-cell table:style-name="ce127" office:value-type="string">
            <text:p>MAV0190_GoalsOption</text:p>
          </table:table-cell>
          <table:table-cell/>
          <table:table-cell table:number-columns-repeated="3"/>
          <table:table-cell table:style-name="ce159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39">
          <table:table-cell table:style-name="ce127" office:value-type="string">
            <text:p>MAV0191_GoalsOptionUnchecked</text:p>
          </table:table-cell>
          <table:table-cell/>
          <table:table-cell table:number-columns-repeated="3"/>
          <table:table-cell table:style-name="ce159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23">
          <table:table-cell table:style-name="ce127" office:value-type="string">
            <text:p>MAV0192_TaskInstructions</text:p>
          </table:table-cell>
          <table:table-cell/>
          <table:table-cell table:number-columns-repeated="3"/>
          <table:table-cell table:style-name="ce159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81">
          <table:table-cell table:style-name="ce127" office:value-type="string">
            <text:p>MAV0193_TaskAttachOptions</text:p>
          </table:table-cell>
          <table:table-cell/>
          <table:table-cell table:number-columns-repeated="3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39">
          <table:table-cell table:style-name="ce127" office:value-type="string">
            <text:p>MAV0194_TaskNewIssue</text:p>
          </table:table-cell>
          <table:table-cell/>
          <table:table-cell table:number-columns-repeated="3"/>
          <table:table-cell table:style-name="ce159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39">
          <table:table-cell table:style-name="ce127" office:value-type="string">
            <text:p>MAV0195_TaskIssueDetails</text:p>
          </table:table-cell>
          <table:table-cell/>
          <table:table-cell table:number-columns-repeated="3"/>
          <table:table-cell table:style-name="ce159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40">
          <table:table-cell table:style-name="ce127" office:value-type="string">
            <text:p>MAV0196_TaskIssueTypeOption</text:p>
          </table:table-cell>
          <table:table-cell/>
          <table:table-cell table:number-columns-repeated="3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40">
          <table:table-cell table:style-name="ce127" office:value-type="string">
            <text:p>MAV0197_TaskIssueSeverityOption</text:p>
          </table:table-cell>
          <table:table-cell/>
          <table:table-cell table:number-columns-repeated="3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81">
          <table:table-cell table:style-name="ce127" office:value-type="string">
            <text:p>MAV0198_TaskIssueAttachOptions</text:p>
          </table:table-cell>
          <table:table-cell/>
          <table:table-cell table:number-columns-repeated="3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5">
          <table:table-cell table:style-name="ce127" office:value-type="string">
            <text:p>MAV0199_AddInfoReceiveSendInformation</text:p>
          </table:table-cell>
          <table:table-cell table:number-columns-repeated="4"/>
          <table:table-cell table:style-name="ce159" office:value-type="string">
            <text:p>-Verify that information can be add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8">
          <table:table-cell table:style-name="ce127" office:value-type="string">
            <text:p>MAV0200_AddInfoReceiveSendTagLink</text:p>
          </table:table-cell>
          <table:table-cell table:number-columns-repeated="4"/>
          <table:table-cell table:style-name="ce159" office:value-type="string">
            <text:p>-Verify that when clicked on <text:s/>tags link the About plan with title tags gets open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8">
          <table:table-cell table:style-name="ce127" office:value-type="string">
            <text:p>MAV0201_AddInfoReceiveSendIntent</text:p>
          </table:table-cell>
          <table:table-cell table:number-columns-repeated="4"/>
          <table:table-cell table:style-name="ce159" office:value-type="string">
            <text:p>-Verify that list of options are present for intent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9">
          <table:table-cell table:style-name="ce127" office:value-type="string">
            <text:p>MAV0202_AddInfoReceiveSendElementsLink</text:p>
          </table:table-cell>
          <table:table-cell table:number-columns-repeated="4"/>
          <table:table-cell table:style-name="ce159" office:value-type="string">
            <text:p>-Verify that when clicked on Element link the Element of information's gets opened gets open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58</text:p>
          </table:table-cell>
          <table:table-cell table:number-columns-repeated="4"/>
          <table:table-cell table:style-name="ce159" office:value-type="string">
            <text:p>-Verify that option can be select for notification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4">
          <table:table-cell table:style-name="ce129" office:value-type="string">
            <text:p>MAV059</text:p>
          </table:table-cell>
          <table:table-cell table:number-columns-repeated="4"/>
          <table:table-cell table:style-name="ce159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60</text:p>
          </table:table-cell>
          <table:table-cell table:number-columns-repeated="4"/>
          <table:table-cell table:style-name="ce159" office:value-type="string">
            <text:p>-Verify that information flow details gets minimiz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81">
          <table:table-cell table:style-name="ce129" office:value-type="string">
            <text:p>MAV061</text:p>
          </table:table-cell>
          <table:table-cell table:number-columns-repeated="4"/>
          <table:table-cell table:style-name="ce159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62</text:p>
          </table:table-cell>
          <table:table-cell table:number-columns-repeated="4"/>
          <table:table-cell table:style-name="ce159" office:value-type="string">
            <text:p>-Verify that task can be created.</text:p>
            <text:p>-Verify that flow is creat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63_AddInfoReceiveSendButOnlyIfOption</text:p>
          </table:table-cell>
          <table:table-cell table:number-columns-repeated="4"/>
          <table:table-cell table:style-name="ce159" office:value-type="string">
            <text:p>-Verify that but only if contains list of options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64_AddInfoReceiveSendChannels</text:p>
          </table:table-cell>
          <table:table-cell table:number-columns-repeated="4"/>
          <table:table-cell table:style-name="ce159" office:value-type="string">
            <text:p>-Verify that list of Medium is present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3">
          <table:table-cell table:style-name="ce129" office:value-type="string">
            <text:p>MAV065_AddInfoReceiveSendChannelsOptions</text:p>
          </table:table-cell>
          <table:table-cell table:number-columns-repeated="4"/>
          <table:table-cell table:style-name="ce15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66</text:p>
          </table:table-cell>
          <table:table-cell table:number-columns-repeated="4"/>
          <table:table-cell table:style-name="ce159" office:value-type="string">
            <text:p>-Verify that medium can be moved to top or botton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67</text:p>
          </table:table-cell>
          <table:table-cell table:number-columns-repeated="4"/>
          <table:table-cell table:style-name="ce159" office:value-type="string">
            <text:p>-Verfiy that details can be entered and select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3">
          <table:table-cell table:style-name="ce129" office:value-type="string">
            <text:p>MAV068</text:p>
          </table:table-cell>
          <table:table-cell table:number-columns-repeated="4"/>
          <table:table-cell table:style-name="ce159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69</text:p>
          </table:table-cell>
          <table:table-cell table:number-columns-repeated="4"/>
          <table:table-cell table:style-name="ce159" office:value-type="string">
            <text:p>-Verify that (stop) is displayed on flow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0</text:p>
          </table:table-cell>
          <table:table-cell table:number-columns-repeated="4"/>
          <table:table-cell table:style-name="ce159" office:value-type="string">
            <text:p>-Verify that details can be entered in text field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81">
          <table:table-cell table:style-name="ce129" office:value-type="string">
            <text:p>MAV071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72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3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4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5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Mandating <text:s/>policy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6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rohibited policy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77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icon policy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3">
          <table:table-cell table:style-name="ce129" office:value-type="string">
            <text:p>MAV078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80</text:p>
          </table:table-cell>
          <table:table-cell table:number-columns-repeated="4"/>
          <table:table-cell table:style-name="ce159" office:value-type="string">
            <text:p>-Verify that new issue can be add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81</text:p>
          </table:table-cell>
          <table:table-cell table:number-columns-repeated="4"/>
          <table:table-cell table:style-name="ce159" office:value-type="string">
            <text:p>-Verify that issue can be enter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82</text:p>
          </table:table-cell>
          <table:table-cell table:number-columns-repeated="4"/>
          <table:table-cell table:style-name="ce159" office:value-type="string">
            <text:p>-Verify that type contains list of options</text:p>
            <text:p>-Verify that options can be select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83</text:p>
          </table:table-cell>
          <table:table-cell table:number-columns-repeated="4"/>
          <table:table-cell table:style-name="ce159" office:value-type="string">
            <text:p>-Verify that tag can be add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84</text:p>
          </table:table-cell>
          <table:table-cell table:number-columns-repeated="4"/>
          <table:table-cell table:style-name="ce159" office:value-type="string">
            <text:p>-Verify that severity contains list of options.</text:p>
            <text:p>-Verify that options can be select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85</text:p>
          </table:table-cell>
          <table:table-cell table:number-columns-repeated="4"/>
          <table:table-cell table:style-name="ce159" office:value-type="string">
            <text:p>-Verify that Suggestions can be adde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81">
          <table:table-cell table:style-name="ce129" office:value-type="string">
            <text:p>MAV086</text:p>
          </table:table-cell>
          <table:table-cell table:number-columns-repeated="4"/>
          <table:table-cell table:style-name="ce159" office:value-type="string">
            <text:p>-Verify that attach contains list of options.</text:p>
            <text:p>-Verify that any option can be selected for attach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39">
          <table:table-cell table:style-name="ce129" office:value-type="string">
            <text:p>MAV087</text:p>
          </table:table-cell>
          <table:table-cell table:number-columns-repeated="4"/>
          <table:table-cell table:style-name="ce159" office:value-type="string">
            <text:p>-Verify that details can be entered in text field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88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reference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40">
          <table:table-cell table:style-name="ce129" office:value-type="string">
            <text:p>MAV089</text:p>
          </table:table-cell>
          <table:table-cell table:number-columns-repeated="4"/>
          <table:table-cell table:style-name="ce159" office:value-type="string">
            <text:p>-Verify that file can be attached.</text:p>
            <text:p>-Verify that icon for policy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3">
          <table:table-cell table:style-name="ce129" office:value-type="string">
            <text:p>MAV090</text:p>
          </table:table-cell>
          <table:table-cell table:number-columns-repeated="4"/>
          <table:table-cell table:style-name="ce159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23">
          <table:table-cell table:style-name="ce129" office:value-type="string">
            <text:p>MAV092</text:p>
          </table:table-cell>
          <table:table-cell table:number-columns-repeated="4"/>
          <table:table-cell table:style-name="ce159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81">
          <table:table-cell table:style-name="ce129" office:value-type="string">
            <text:p>MAV093</text:p>
          </table:table-cell>
          <table:table-cell table:number-columns-repeated="4"/>
          <table:table-cell table:style-name="ce159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3"/>
          <table:table-cell>
            <text:p>NOT RUN</text:p>
          </table:table-cell>
          <table:table-cell table:number-columns-repeated="1014"/>
        </table:table-row>
        <table:table-row table:style-name="ro135">
          <table:table-cell table:style-name="ce130" office:value-type="string">
            <text:p>MAV094</text:p>
          </table:table-cell>
          <table:table-cell table:number-columns-repeated="8"/>
          <table:table-cell>
            <text:p>NOT RUN</text:p>
          </table:table-cell>
          <table:table-cell table:number-columns-repeated="1014"/>
        </table:table-row>
        <table:table-row table:style-name="ro135">
          <table:table-cell table:style-name="ce130" office:value-type="string">
            <text:p>MAV095</text:p>
          </table:table-cell>
          <table:table-cell table:number-columns-repeated="8"/>
          <table:table-cell>
            <text:p>NOT RUN</text:p>
          </table:table-cell>
          <table:table-cell table:number-columns-repeated="1014"/>
        </table:table-row>
        <table:table-row table:style-name="ro135">
          <table:table-cell table:style-name="ce131" office:value-type="string">
            <text:p>MAV096</text:p>
          </table:table-cell>
          <table:table-cell table:number-columns-repeated="8"/>
          <table:table-cell>
            <text:p>NOT RUN</text:p>
          </table:table-cell>
          <table:table-cell table:number-columns-repeated="1014"/>
        </table:table-row>
        <table:table-row table:style-name="ro135">
          <table:table-cell table:style-name="ce131" office:value-type="string">
            <text:p>MAV097</text:p>
          </table:table-cell>
          <table:table-cell table:number-columns-repeated="8"/>
          <table:table-cell>
            <text:p>NOT RUN</text:p>
          </table:table-cell>
          <table:table-cell table:number-columns-repeated="1014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 table:style-name="ce121"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1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5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>
            <text:p>PASS</text:p>
          </table:table-cell>
          <table:table-cell table:number-columns-repeated="1014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>
            <text:p>PASS</text:p>
          </table:table-cell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>
            <text:p>PASS</text:p>
          </table:table-cell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/>
          <table:table-cell table:number-columns-repeated="1023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29" table:default-cell-style-name="ce47"/>
        <table:table-column table:style-name="co31" table:default-cell-style-name="ce47"/>
        <table:table-column table:style-name="co32" table:default-cell-style-name="ce47"/>
        <table:table-column table:style-name="co42" table:default-cell-style-name="ce47"/>
        <table:table-column table:style-name="co43" table:visibility="collapse" table:default-cell-style-name="ce116"/>
        <table:table-column table:style-name="co44" table:visibility="collapse" table:default-cell-style-name="ce116"/>
        <table:table-column table:style-name="co43" table:visibility="collapse" table:default-cell-style-name="ce116"/>
        <table:table-column table:style-name="co43" table:default-cell-style-name="ce47"/>
        <table:table-column table:style-name="co44" table:default-cell-style-name="ce47"/>
        <table:table-column table:style-name="co45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46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60" office:value-type="string">
            <text:p>TEST CASE ID</text:p>
          </table:table-cell>
          <table:table-cell table:style-name="ce60" office:value-type="string">
            <text:p>TITLE</text:p>
          </table:table-cell>
          <table:table-cell table:style-name="ce60" office:value-type="string">
            <text:p>STEPS</text:p>
          </table:table-cell>
          <table:table-cell table:style-name="ce60" office:value-type="string">
            <text:p>KEY VERIFICATION</text:p>
          </table:table-cell>
          <table:table-cell table:style-name="ce80" table:number-columns-repeated="4"/>
          <table:table-cell table:style-name="ce60" office:value-type="string">
            <text:p>AUTOMATED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SCRIPT EXCEPTION</text:p>
          </table:table-cell>
          <table:table-cell table:style-name="ce60" office:value-type="string">
            <text:p>ERROR</text:p>
          </table:table-cell>
          <table:table-cell table:style-name="ce100" office:value-type="string">
            <text:p>TICKET NO.</text:p>
          </table:table-cell>
          <table:table-cell table:style-name="ce133" office:value-type="string">
            <text:p>COMMENT</text:p>
          </table:table-cell>
          <table:table-cell table:style-name="ce135" table:number-columns-repeated="1008"/>
          <table:table-cell table:style-name="ce80" table:number-columns-repeated="2"/>
        </table:table-row>
        <table:table-row table:style-name="ro57">
          <table:table-cell table:style-name="ce61"/>
          <table:table-cell table:style-name="ce61" table:number-columns-repeated="3"/>
          <table:table-cell table:number-columns-repeated="3"/>
          <table:table-cell table:style-name="ce61" table:number-columns-repeated="2"/>
          <table:table-cell table:style-name="ce85"/>
          <table:table-cell table:style-name="ce96" table:number-columns-repeated="1012"/>
          <table:table-cell table:number-columns-repeated="2"/>
        </table:table-row>
        <table:table-row table:style-name="ro84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86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79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1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1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79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1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1"/>
          <table:table-cell table:style-name="ce51" table:number-columns-repeated="2"/>
          <table:table-cell table:number-columns-repeated="5"/>
          <table:table-cell table:style-name="ce86"/>
          <table:table-cell table:number-columns-repeated="1014"/>
        </table:table-row>
        <table:table-row table:style-name="ro87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79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79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9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style-name="ce116" table:number-columns-repeated="3"/>
          <table:table-cell table:number-columns-repeated="5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81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88">
            <text:p>PASS</text:p>
          </table:table-cell>
          <table:table-cell table:style-name="ce71" table:number-columns-repeated="1012"/>
          <table:table-cell table:style-name="ce81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4" office:value-type="string">
            <text:p>MAC0011_UndoDisintermediateTask</text:p>
          </table:table-cell>
          <table:table-cell table:style-name="ce65" office:value-type="string">
            <text:p>Verify that user is able to undo the disIntermediate task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65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82" table:number-columns-repeated="3"/>
          <table:table-cell table:style-name="ce64"/>
          <table:table-cell table:style-name="ce64" office:value-type="string">
            <text:p>Yes</text:p>
          </table:table-cell>
          <table:table-cell table:style-name="ce89">
            <text:p>PASS</text:p>
          </table:table-cell>
          <table:table-cell table:style-name="ce97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13_UndoConnectFlow</text:p>
          </table:table-cell>
          <table:table-cell table:style-name="ce75" office:value-type="string">
            <text:p>Connect with flow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14_Un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2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36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5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5">
          <table:table-cell table:style-name="ce65" office:value-type="string">
            <text:p>MAC0018_CopyAttachment</text:p>
          </table:table-cell>
          <table:table-cell table:style-name="ce75" office:value-type="string">
            <text:p>Verify that user is able to copy the attachment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5" office:value-type="string">
            <text:p>When clicked on copy option, the respective attachment should be copied</text:p>
          </table:table-cell>
          <table:table-cell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FAIL</text:p>
          </table:table-cell>
          <table:table-cell table:style-name="ce69">
            <text:p>Unable to locate element: {"method":"xpath"|"selector":"/html/body/form/span/div/div[3]/div/div[2]/table[2]/tbody/tr[15]/td/ul/span/li/ul/li/a/img"} System info: os.name: 'Windows Server 2008 R2'| os.arch: 'x86'| os.version: '6.1'| java.version: '1.6.0_23' Driver info: driver.version: RemoteWebDriver</text:p>
          </table:table-cell>
          <table:table-cell table:style-name="ce69">
            <text:p/>
          </table:table-cell>
          <table:table-cell table:style-name="ce69" table:number-columns-repeated="1010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19_CutAttachment</text:p>
          </table:table-cell>
          <table:table-cell table:style-name="ce75" office:value-type="string">
            <text:p>Verify that user is able to cut the attachment</text:p>
          </table:table-cell>
          <table:table-cell table:style-name="ce75"/>
          <table:table-cell table:style-name="ce75" office:value-type="string">
            <text:p>The attachment should be copied successfully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FAIL</text:p>
          </table:table-cell>
          <table:table-cell table:style-name="ce69">
            <text:p>Unable to locate element: {"method":"xpath"|"selector":"/html/body/form/span/div/div[3]/div/div[2]/table[2]/tbody/tr[15]/td/ul/span/li/ul/li[2]/a/img"} System info: os.name: 'Windows Server 2008 R2'| os.arch: 'x86'| os.version: '6.1'| java.version: '1.6.0_23' Driver info: driver.version: RemoteWebDriver</text:p>
          </table:table-cell>
          <table:table-cell table:style-name="ce69">
            <text:p/>
          </table:table-cell>
          <table:table-cell table:style-name="ce69" table:number-columns-repeated="1010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1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5" office:value-type="string">
            <text:p>MAC0021_CopyTask</text:p>
          </table:table-cell>
          <table:table-cell table:style-name="ce75" office:value-type="string">
            <text:p>Verify that user is able to undo the task which was copi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5" office:value-type="string">
            <text:p>Mentioned a Query for this</text:p>
          </table:table-cell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2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3_UndoAddInfoNeed</text:p>
          </table:table-cell>
          <table:table-cell table:style-name="ce75" office:value-type="string">
            <text:p>Add (info) ne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36">
          <table:table-cell table:style-name="ce65" office:value-type="string">
            <text:p>MAC0024_UndoAddInfoCapability</text:p>
          </table:table-cell>
          <table:table-cell table:style-name="ce75" office:value-type="string">
            <text:p>Add (info) capability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5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36">
          <table:table-cell table:style-name="ce64" office:value-type="string">
            <text:p>MAC0028_CopyFlow</text:p>
          </table:table-cell>
          <table:table-cell table:style-name="ce65" office:value-type="string">
            <text:p>Verify that user is able to undo the flow which was copied</text:p>
          </table:table-cell>
          <table:table-cell table:style-name="ce6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65" office:value-type="string">
            <text:p>When clicked on 'Copy flow' option, the flow should be copied and a message 'Flow copied' should be displayed at the top of window</text:p>
          </table:table-cell>
          <table:table-cell table:style-name="ce82" table:number-columns-repeated="3"/>
          <table:table-cell table:style-name="ce64"/>
          <table:table-cell table:style-name="ce65" office:value-type="string">
            <text:p>Yes</text:p>
          </table:table-cell>
          <table:table-cell table:style-name="ce89">
            <text:p>PASS</text:p>
          </table:table-cell>
          <table:table-cell table:style-name="ce97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3">
          <table:table-cell table:style-name="ce67" office:value-type="string">
            <text:p>MAC0029_Un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Yes</text:p>
          </table:table-cell>
          <table:table-cell table:style-name="ce92">
            <text:p>PASS</text:p>
          </table:table-cell>
          <table:table-cell table:style-name="ce70" table:number-columns-repeated="1012"/>
          <table:table-cell table:style-name="ce83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30_UndoUpdateSet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7"/>
          <table:table-cell table:number-columns-repeated="1014"/>
        </table:table-row>
        <table:table-row table:style-name="ro90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71" office:value-type="string">
            <text:p>Yes</text:p>
          </table:table-cell>
          <table:table-cell table:style-name="ce86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6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85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90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style-name="ce116" table:number-columns-repeated="1012"/>
          <table:table-cell table:number-columns-repeated="2"/>
        </table:table-row>
        <table:table-row table:style-name="ro142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style-name="ce116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65" office:value-type="string">
            <text:p>MAC0038_RedoPasteTaskUsingCopy</text:p>
          </table:table-cell>
          <table:table-cell table:style-name="ce75" office:value-type="string">
            <text:p>Verify that user is able to redo the task which was <text:s/>Pas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5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9" office:value-type="string">
            <text:p>MAC0039_RedoDuplicateTask</text:p>
          </table:table-cell>
          <table:table-cell table:style-name="ce75" office:value-type="string">
            <text:p>Verify that user is able to redo the task which was <text:s/>duplicated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5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65"/>
          <table:table-cell table:style-name="ce62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4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70" office:value-type="string">
            <text:p>MAC0041_RedoDisintermediateTask</text:p>
          </table:table-cell>
          <table:table-cell table:style-name="ce67" office:value-type="string">
            <text:p>Verify that user is able to redo the disIntermediate task</text:p>
          </table:table-cell>
          <table:table-cell table:style-name="ce6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67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3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94">
            <text:p>NOT RUN</text:p>
          </table:table-cell>
          <table:table-cell table:style-name="ce98" table:number-columns-repeated="1012"/>
          <table:table-cell table:style-name="ce83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43_RedoConnectFlow</text:p>
          </table:table-cell>
          <table:table-cell table:style-name="ce75" office:value-type="string">
            <text:p>Connect with flow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4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66" office:value-type="string">
            <text:p>MAC0044_RedoUpdateSet</text:p>
          </table:table-cell>
          <table:table-cell table:style-name="ce76" office:value-type="string">
            <text:p>Update (set, add, move, remove)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Functionality does not exist</text:p>
          </table:table-cell>
          <table:table-cell table:style-name="ce72"/>
          <table:table-cell table:style-name="ce137" table:number-columns-repeated="1007"/>
          <table:table-cell table:style-name="ce139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4">
          <table:table-cell table:style-name="ce71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6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5">
          <table:table-cell table:style-name="ce66" office:value-type="string">
            <text:p>MAC0048_RedocopyAttachment</text:p>
          </table:table-cell>
          <table:table-cell table:style-name="ce76" office:value-type="string">
            <text:p>Verify that user is able to copy the attach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6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Cannot Redo copy attachment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1">
          <table:table-cell table:style-name="ce72" office:value-type="string">
            <text:p>MAC0049_RedoCutAttachment</text:p>
          </table:table-cell>
          <table:table-cell table:style-name="ce76" office:value-type="string">
            <text:p>Verify that user is able to cut the attachment</text:p>
          </table:table-cell>
          <table:table-cell table:style-name="ce76"/>
          <table:table-cell table:style-name="ce76" office:value-type="string">
            <text:p>The attachment should be copied successfully</text:p>
          </table:table-cell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cannot redo cut attachment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5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5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91">
          <table:table-cell table:style-name="ce72" office:value-type="string">
            <text:p>MAC0051_RedoCopyTask</text:p>
          </table:table-cell>
          <table:table-cell table:style-name="ce76" office:value-type="string">
            <text:p>Verify that user is able to redo the task which was copi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6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134" office:value-type="string">
            <text:p>cannot redo copy task</text:p>
          </table:table-cell>
          <table:table-cell table:style-name="ce69"/>
          <table:table-cell table:style-name="ce136" table:number-columns-repeated="1007"/>
          <table:table-cell table:style-name="ce39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6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FAIL</text:p>
          </table:table-cell>
          <table:table-cell>
            <text:p>Unable to locate element: {"method":"partial link text"|"selector":"Set task from copy"} System info: os.name: 'Windows Server 2008 R2'| os.arch: 'x86'| os.version: '6.1'| java.version: '1.6.0_23' Driver info: driver.version: RemoteWebDriver</text:p>
          </table:table-cell>
          <table:table-cell>
            <text:p/>
          </table:table-cell>
          <table:table-cell table:number-columns-repeated="101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9" office:value-type="string">
            <text:p>MAC0053_redoAddInfoNeed</text:p>
          </table:table-cell>
          <table:table-cell table:style-name="ce75" office:value-type="string">
            <text:p>Add (info) need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5" office:value-type="string">
            <text:p>MAC0054_RedoAddInfoCapability</text:p>
          </table:table-cell>
          <table:table-cell table:style-name="ce75" office:value-type="string">
            <text:p>Add (info) capability</text:p>
          </table:table-cell>
          <table:table-cell table:style-name="ce75" table:number-columns-repeated="2"/>
          <table:table-cell table:style-name="ce82" table:number-columns-repeated="3"/>
          <table:table-cell table:style-name="ce65"/>
          <table:table-cell table:style-name="ce65" office:value-type="string">
            <text:p>Yes</text:p>
          </table:table-cell>
          <table:table-cell table:style-name="ce90">
            <text:p>PASS</text:p>
          </table:table-cell>
          <table:table-cell table:style-name="ce69" table:number-columns-repeated="1012"/>
          <table:table-cell table:style-name="ce82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73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90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88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65" office:value-type="string">
            <text:p>Yes</text:p>
          </table:table-cell>
          <table:table-cell table:style-name="ce87">
            <text:p>FAIL</text:p>
          </table:table-cell>
          <table:table-cell>
            <text:p>Cannot find elements when the XPath expression is null.</text:p>
          </table:table-cell>
          <table:table-cell>
            <text:p/>
          </table:table-cell>
          <table:table-cell table:number-columns-repeated="101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36">
          <table:table-cell table:style-name="ce74" office:value-type="string">
            <text:p>MAC0058_RedoCopyFlow</text:p>
          </table:table-cell>
          <table:table-cell table:style-name="ce66" office:value-type="string">
            <text:p>Verify that user is able to redo the flow which is copied</text:p>
          </table:table-cell>
          <table:table-cell table:style-name="ce6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66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74"/>
          <table:table-cell table:style-name="ce66"/>
          <table:table-cell table:style-name="ce95">
            <text:p>NOT RUN</text:p>
          </table:table-cell>
          <table:table-cell table:style-name="ce99" table:number-columns-repeated="3"/>
          <table:table-cell table:style-name="ce134" office:value-type="string">
            <text:p>cannot redo copy flow</text:p>
          </table:table-cell>
          <table:table-cell/>
          <table:table-cell table:style-name="ce98" table:number-columns-repeated="1007"/>
          <table:table-cell table:style-name="ce39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2">
          <table:table-cell table:style-name="ce67" office:value-type="string">
            <text:p>MAC0059_RedoTransferJobs</text:p>
          </table:table-cell>
          <table:table-cell table:style-name="ce77" office:value-type="string">
            <text:p>Verify that user is able to undo the jobs which were transferr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77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3" table:number-columns-repeated="3"/>
          <table:table-cell table:style-name="ce67"/>
          <table:table-cell table:style-name="ce67" office:value-type="string">
            <text:p>No</text:p>
          </table:table-cell>
          <table:table-cell table:style-name="ce92">
            <text:p>NOT RUN</text:p>
          </table:table-cell>
          <table:table-cell table:style-name="ce70" table:number-columns-repeated="1012"/>
          <table:table-cell table:style-name="ce83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40">
          <table:table-cell table:style-name="ce66" office:value-type="string">
            <text:p>MAC0060</text:p>
          </table:table-cell>
          <table:table-cell table:style-name="ce76" office:value-type="string">
            <text:p>Create entity if new</text:p>
          </table:table-cell>
          <table:table-cell table:style-name="ce76" table:number-columns-repeated="2"/>
          <table:table-cell table:style-name="ce38" table:number-columns-repeated="3"/>
          <table:table-cell table:style-name="ce66" table:number-columns-repeated="2"/>
          <table:table-cell table:style-name="ce91">
            <text:p>NOT RUN</text:p>
          </table:table-cell>
          <table:table-cell table:style-name="ce72" table:number-columns-repeated="3"/>
          <table:table-cell table:style-name="ce99" office:value-type="string">
            <text:p>cannot automate</text:p>
          </table:table-cell>
          <table:table-cell table:style-name="ce69"/>
          <table:table-cell table:style-name="ce136" table:number-columns-repeated="1007"/>
          <table:table-cell table:style-name="ce138" table:number-columns-repeated="2"/>
        </table:table-row>
        <table:table-row table:style-name="ro1">
          <table:table-cell/>
          <table:table-cell table:number-columns-repeated="8"/>
          <table:table-cell table:style-name="ce86"/>
          <table:table-cell table:number-columns-repeated="1014"/>
        </table:table-row>
        <table:table-row table:style-name="ro1">
          <table:table-cell table:style-name="ce68"/>
          <table:table-cell table:style-name="ce78" table:number-columns-repeated="3"/>
          <table:table-cell table:number-columns-repeated="3"/>
          <table:table-cell table:style-name="ce68" table:number-columns-repeated="2"/>
          <table:table-cell table:style-name="ce93"/>
          <table:table-cell table:number-columns-repeated="1014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/>
          <table:table-cell table:number-columns-repeated="1023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1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4T11:50:19.53</dc:date>
    <meta:editing-cycles>112</meta:editing-cycles>
    <meta:editing-duration>PT11H32M47S</meta:editing-duration>
    <meta:document-statistic meta:table-count="4" meta:cell-count="1358" meta:object-count="0"/>
  </office:meta>
</office:document-meta>
</file>